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76">
      <style:paragraph-properties fo:line-height="100%" fo:text-align="left" style:tab-stop-distance="1in" fo:margin-left="0.19094in" fo:margin-right="0in" fo:text-indent="-0.1909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.19094in" fo:margin-right="0in" fo:text-indent="-0.1909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512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512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512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00ff00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00ff00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3937in" fo:padding-bottom="0.03937in" fo:padding-left="0.03937in" fo:padding-right="0.03937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1">
      <style:graphic-properties fo:wrap-option="wrap" fo:padding-top="0.05512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.19094in" fo:margin-right="0in" fo:text-indent="-0.1909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.19094in" fo:margin-right="0in" fo:text-indent="-0.1909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.05512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.19094in" fo:margin-right="0in" fo:text-indent="-0.1909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512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.19094in" fo:margin-right="0in" fo:text-indent="-0.1909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.05512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8">
      <style:graphic-properties fo:wrap-option="wrap" fo:padding-top="0.05512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draw:fill="solid" draw:fill-color="#bbe0e3" draw:opacity="100%" draw:stroke="solid" svg:stroke-width="0.01024in" svg:stroke-color="#000000" svg:stroke-opacity="100%" draw:stroke-linejoin="round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512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.19094in" fo:margin-right="0in" fo:text-indent="-0.1909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00ff00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2">
      <style:graphic-properties fo:wrap-option="wrap" fo:padding-top="0.05512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1">
      <text:list-level-style-bullet text:level="1" text:bullet-char="•">
        <style:list-level-properties text:space-before="0in" text:min-label-width="0.19094in"/>
        <style:text-properties fo:font-size="100%"/>
      </text:list-level-style-bullet>
      <text:list-level-style-bullet text:level="2" text:bullet-char="•">
        <style:list-level-properties text:space-before="0.5in" text:min-label-width="0.19094in"/>
        <style:text-properties fo:font-size="100%"/>
      </text:list-level-style-bullet>
      <text:list-level-style-bullet text:level="3" text:bullet-char="•">
        <style:list-level-properties text:space-before="1in" text:min-label-width="0.19094in"/>
        <style:text-properties fo:font-size="100%"/>
      </text:list-level-style-bullet>
      <text:list-level-style-bullet text:level="4" text:bullet-char="•">
        <style:list-level-properties text:space-before="1.5in" text:min-label-width="0.19094in"/>
        <style:text-properties fo:font-size="100%"/>
      </text:list-level-style-bullet>
      <text:list-level-style-bullet text:level="5" text:bullet-char="•">
        <style:list-level-properties text:space-before="2in" text:min-label-width="0.19094in"/>
        <style:text-properties fo:font-size="100%"/>
      </text:list-level-style-bullet>
      <text:list-level-style-bullet text:level="6" text:bullet-char="•">
        <style:list-level-properties text:space-before="2.5in" text:min-label-width="0.19094in"/>
        <style:text-properties fo:font-size="100%"/>
      </text:list-level-style-bullet>
      <text:list-level-style-bullet text:level="7" text:bullet-char="•">
        <style:list-level-properties text:space-before="3in" text:min-label-width="0.19094in"/>
        <style:text-properties fo:font-size="100%"/>
      </text:list-level-style-bullet>
      <text:list-level-style-bullet text:level="8" text:bullet-char="•">
        <style:list-level-properties text:space-before="3.5in" text:min-label-width="0.19094in"/>
        <style:text-properties fo:font-size="100%"/>
      </text:list-level-style-bullet>
      <text:list-level-style-bullet text:level="9" text:bullet-char="•">
        <style:list-level-properties text:space-before="4in" text:min-label-width="0.19094in"/>
        <style:text-properties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19094in"/>
        <style:text-properties fo:font-size="100%"/>
      </text:list-level-style-bullet>
      <text:list-level-style-bullet text:level="2" text:bullet-char="•">
        <style:list-level-properties text:space-before="0.5in" text:min-label-width="0.19094in"/>
        <style:text-properties fo:font-size="100%"/>
      </text:list-level-style-bullet>
      <text:list-level-style-bullet text:level="3" text:bullet-char="•">
        <style:list-level-properties text:space-before="1in" text:min-label-width="0.19094in"/>
        <style:text-properties fo:font-size="100%"/>
      </text:list-level-style-bullet>
      <text:list-level-style-bullet text:level="4" text:bullet-char="•">
        <style:list-level-properties text:space-before="1.5in" text:min-label-width="0.19094in"/>
        <style:text-properties fo:font-size="100%"/>
      </text:list-level-style-bullet>
      <text:list-level-style-bullet text:level="5" text:bullet-char="•">
        <style:list-level-properties text:space-before="2in" text:min-label-width="0.19094in"/>
        <style:text-properties fo:font-size="100%"/>
      </text:list-level-style-bullet>
      <text:list-level-style-bullet text:level="6" text:bullet-char="•">
        <style:list-level-properties text:space-before="2.5in" text:min-label-width="0.19094in"/>
        <style:text-properties fo:font-size="100%"/>
      </text:list-level-style-bullet>
      <text:list-level-style-bullet text:level="7" text:bullet-char="•">
        <style:list-level-properties text:space-before="3in" text:min-label-width="0.19094in"/>
        <style:text-properties fo:font-size="100%"/>
      </text:list-level-style-bullet>
      <text:list-level-style-bullet text:level="8" text:bullet-char="•">
        <style:list-level-properties text:space-before="3.5in" text:min-label-width="0.19094in"/>
        <style:text-properties fo:font-size="100%"/>
      </text:list-level-style-bullet>
      <text:list-level-style-bullet text:level="9" text:bullet-char="•">
        <style:list-level-properties text:space-before="4in" text:min-label-width="0.19094in"/>
        <style:text-properties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19094in"/>
        <style:text-properties fo:font-size="100%"/>
      </text:list-level-style-bullet>
      <text:list-level-style-bullet text:level="2" text:bullet-char="•">
        <style:list-level-properties text:space-before="0.5in" text:min-label-width="0.19094in"/>
        <style:text-properties fo:font-size="100%"/>
      </text:list-level-style-bullet>
      <text:list-level-style-bullet text:level="3" text:bullet-char="•">
        <style:list-level-properties text:space-before="1in" text:min-label-width="0.19094in"/>
        <style:text-properties fo:font-size="100%"/>
      </text:list-level-style-bullet>
      <text:list-level-style-bullet text:level="4" text:bullet-char="•">
        <style:list-level-properties text:space-before="1.5in" text:min-label-width="0.19094in"/>
        <style:text-properties fo:font-size="100%"/>
      </text:list-level-style-bullet>
      <text:list-level-style-bullet text:level="5" text:bullet-char="•">
        <style:list-level-properties text:space-before="2in" text:min-label-width="0.19094in"/>
        <style:text-properties fo:font-size="100%"/>
      </text:list-level-style-bullet>
      <text:list-level-style-bullet text:level="6" text:bullet-char="•">
        <style:list-level-properties text:space-before="2.5in" text:min-label-width="0.19094in"/>
        <style:text-properties fo:font-size="100%"/>
      </text:list-level-style-bullet>
      <text:list-level-style-bullet text:level="7" text:bullet-char="•">
        <style:list-level-properties text:space-before="3in" text:min-label-width="0.19094in"/>
        <style:text-properties fo:font-size="100%"/>
      </text:list-level-style-bullet>
      <text:list-level-style-bullet text:level="8" text:bullet-char="•">
        <style:list-level-properties text:space-before="3.5in" text:min-label-width="0.19094in"/>
        <style:text-properties fo:font-size="100%"/>
      </text:list-level-style-bullet>
      <text:list-level-style-bullet text:level="9" text:bullet-char="•">
        <style:list-level-properties text:space-before="4in" text:min-label-width="0.19094in"/>
        <style:text-properties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19094in"/>
        <style:text-properties fo:font-size="100%"/>
      </text:list-level-style-bullet>
      <text:list-level-style-bullet text:level="2" text:bullet-char="•">
        <style:list-level-properties text:space-before="0.5in" text:min-label-width="0.19094in"/>
        <style:text-properties fo:font-size="100%"/>
      </text:list-level-style-bullet>
      <text:list-level-style-bullet text:level="3" text:bullet-char="•">
        <style:list-level-properties text:space-before="1in" text:min-label-width="0.19094in"/>
        <style:text-properties fo:font-size="100%"/>
      </text:list-level-style-bullet>
      <text:list-level-style-bullet text:level="4" text:bullet-char="•">
        <style:list-level-properties text:space-before="1.5in" text:min-label-width="0.19094in"/>
        <style:text-properties fo:font-size="100%"/>
      </text:list-level-style-bullet>
      <text:list-level-style-bullet text:level="5" text:bullet-char="•">
        <style:list-level-properties text:space-before="2in" text:min-label-width="0.19094in"/>
        <style:text-properties fo:font-size="100%"/>
      </text:list-level-style-bullet>
      <text:list-level-style-bullet text:level="6" text:bullet-char="•">
        <style:list-level-properties text:space-before="2.5in" text:min-label-width="0.19094in"/>
        <style:text-properties fo:font-size="100%"/>
      </text:list-level-style-bullet>
      <text:list-level-style-bullet text:level="7" text:bullet-char="•">
        <style:list-level-properties text:space-before="3in" text:min-label-width="0.19094in"/>
        <style:text-properties fo:font-size="100%"/>
      </text:list-level-style-bullet>
      <text:list-level-style-bullet text:level="8" text:bullet-char="•">
        <style:list-level-properties text:space-before="3.5in" text:min-label-width="0.19094in"/>
        <style:text-properties fo:font-size="100%"/>
      </text:list-level-style-bullet>
      <text:list-level-style-bullet text:level="9" text:bullet-char="•">
        <style:list-level-properties text:space-before="4in" text:min-label-width="0.19094in"/>
        <style:text-properties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19094in"/>
        <style:text-properties fo:font-size="100%"/>
      </text:list-level-style-bullet>
      <text:list-level-style-bullet text:level="2" text:bullet-char="•">
        <style:list-level-properties text:space-before="0.5in" text:min-label-width="0.19094in"/>
        <style:text-properties fo:font-size="100%"/>
      </text:list-level-style-bullet>
      <text:list-level-style-bullet text:level="3" text:bullet-char="•">
        <style:list-level-properties text:space-before="1in" text:min-label-width="0.19094in"/>
        <style:text-properties fo:font-size="100%"/>
      </text:list-level-style-bullet>
      <text:list-level-style-bullet text:level="4" text:bullet-char="•">
        <style:list-level-properties text:space-before="1.5in" text:min-label-width="0.19094in"/>
        <style:text-properties fo:font-size="100%"/>
      </text:list-level-style-bullet>
      <text:list-level-style-bullet text:level="5" text:bullet-char="•">
        <style:list-level-properties text:space-before="2in" text:min-label-width="0.19094in"/>
        <style:text-properties fo:font-size="100%"/>
      </text:list-level-style-bullet>
      <text:list-level-style-bullet text:level="6" text:bullet-char="•">
        <style:list-level-properties text:space-before="2.5in" text:min-label-width="0.19094in"/>
        <style:text-properties fo:font-size="100%"/>
      </text:list-level-style-bullet>
      <text:list-level-style-bullet text:level="7" text:bullet-char="•">
        <style:list-level-properties text:space-before="3in" text:min-label-width="0.19094in"/>
        <style:text-properties fo:font-size="100%"/>
      </text:list-level-style-bullet>
      <text:list-level-style-bullet text:level="8" text:bullet-char="•">
        <style:list-level-properties text:space-before="3.5in" text:min-label-width="0.19094in"/>
        <style:text-properties fo:font-size="100%"/>
      </text:list-level-style-bullet>
      <text:list-level-style-bullet text:level="9" text:bullet-char="•">
        <style:list-level-properties text:space-before="4in" text:min-label-width="0.19094in"/>
        <style:text-properties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19094in"/>
        <style:text-properties fo:font-size="100%"/>
      </text:list-level-style-bullet>
      <text:list-level-style-bullet text:level="2" text:bullet-char="•">
        <style:list-level-properties text:space-before="0.5in" text:min-label-width="0.19094in"/>
        <style:text-properties fo:font-size="100%"/>
      </text:list-level-style-bullet>
      <text:list-level-style-bullet text:level="3" text:bullet-char="•">
        <style:list-level-properties text:space-before="1in" text:min-label-width="0.19094in"/>
        <style:text-properties fo:font-size="100%"/>
      </text:list-level-style-bullet>
      <text:list-level-style-bullet text:level="4" text:bullet-char="•">
        <style:list-level-properties text:space-before="1.5in" text:min-label-width="0.19094in"/>
        <style:text-properties fo:font-size="100%"/>
      </text:list-level-style-bullet>
      <text:list-level-style-bullet text:level="5" text:bullet-char="•">
        <style:list-level-properties text:space-before="2in" text:min-label-width="0.19094in"/>
        <style:text-properties fo:font-size="100%"/>
      </text:list-level-style-bullet>
      <text:list-level-style-bullet text:level="6" text:bullet-char="•">
        <style:list-level-properties text:space-before="2.5in" text:min-label-width="0.19094in"/>
        <style:text-properties fo:font-size="100%"/>
      </text:list-level-style-bullet>
      <text:list-level-style-bullet text:level="7" text:bullet-char="•">
        <style:list-level-properties text:space-before="3in" text:min-label-width="0.19094in"/>
        <style:text-properties fo:font-size="100%"/>
      </text:list-level-style-bullet>
      <text:list-level-style-bullet text:level="8" text:bullet-char="•">
        <style:list-level-properties text:space-before="3.5in" text:min-label-width="0.19094in"/>
        <style:text-properties fo:font-size="100%"/>
      </text:list-level-style-bullet>
      <text:list-level-style-bullet text:level="9" text:bullet-char="•">
        <style:list-level-properties text:space-before="4in" text:min-label-width="0.19094in"/>
        <style:text-properties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19094in"/>
        <style:text-properties fo:font-size="100%"/>
      </text:list-level-style-bullet>
      <text:list-level-style-bullet text:level="2" text:bullet-char="•">
        <style:list-level-properties text:space-before="0.5in" text:min-label-width="0.19094in"/>
        <style:text-properties fo:font-size="100%"/>
      </text:list-level-style-bullet>
      <text:list-level-style-bullet text:level="3" text:bullet-char="•">
        <style:list-level-properties text:space-before="1in" text:min-label-width="0.19094in"/>
        <style:text-properties fo:font-size="100%"/>
      </text:list-level-style-bullet>
      <text:list-level-style-bullet text:level="4" text:bullet-char="•">
        <style:list-level-properties text:space-before="1.5in" text:min-label-width="0.19094in"/>
        <style:text-properties fo:font-size="100%"/>
      </text:list-level-style-bullet>
      <text:list-level-style-bullet text:level="5" text:bullet-char="•">
        <style:list-level-properties text:space-before="2in" text:min-label-width="0.19094in"/>
        <style:text-properties fo:font-size="100%"/>
      </text:list-level-style-bullet>
      <text:list-level-style-bullet text:level="6" text:bullet-char="•">
        <style:list-level-properties text:space-before="2.5in" text:min-label-width="0.19094in"/>
        <style:text-properties fo:font-size="100%"/>
      </text:list-level-style-bullet>
      <text:list-level-style-bullet text:level="7" text:bullet-char="•">
        <style:list-level-properties text:space-before="3in" text:min-label-width="0.19094in"/>
        <style:text-properties fo:font-size="100%"/>
      </text:list-level-style-bullet>
      <text:list-level-style-bullet text:level="8" text:bullet-char="•">
        <style:list-level-properties text:space-before="3.5in" text:min-label-width="0.19094in"/>
        <style:text-properties fo:font-size="100%"/>
      </text:list-level-style-bullet>
      <text:list-level-style-bullet text:level="9" text:bullet-char="•">
        <style:list-level-properties text:space-before="4in" text:min-label-width="0.19094in"/>
        <style:text-properties fo:font-size="100%"/>
      </text:list-level-style-bullet>
    </text:list-style>
  </office:automatic-styles>
  <office:body>
    <office:presentation>
      <draw:page draw:name="Slide1" draw:style-name="a1122" draw:master-page-name="Master1-Layout4-cust-Zwei-Inhalte" presentation:presentation-page-layout-name="Master1-PPL4" draw:id="Slide-256">
        <draw:custom-shape svg:x="5.70669in" svg:y="1.85079in" svg:width="5.11614in" svg:height="2.87323in" draw:id="id359" draw:style-name="a1125" draw:name="Rectangle 14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98425in" svg:width="1.37677in" svg:height="0.39409in" draw:id="id360" draw:style-name="a1128" draw:name="Rectangle 15">
          <svg:title/>
          <svg:desc/>
          <text:p text:style-name="a1127" text:class-names="" text:cond-style-name=""><text:span text:style-name="a1126" text:class-names="">Over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157in" svg:y="0.98425in" svg:width="1.37677in" svg:height="0.39409in" draw:id="id361" draw:style-name="a1131" draw:name="Rectangle 16">
          <svg:title/>
          <svg:desc/>
          <text:p text:style-name="a1130" text:class-names="" text:cond-style-name=""><text:span text:style-name="a1129" text:class-names="">Schedu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2795in" svg:y="0.98425in" svg:width="1.37677in" svg:height="0.39409in" draw:id="id362" draw:style-name="a1134" draw:name="Rectangle 17">
          <svg:title/>
          <svg:desc/>
          <text:p text:style-name="a1133" text:class-names="" text:cond-style-name=""><text:span text:style-name="a1132" text:class-names="">Qualit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3" draw:style-name="a1137" draw:name="Text Box 20" svg:x="1.5748in" svg:y="0.59016in" svg:width="4.13189in" svg:height="0.39409in">
          <draw:text-box>
            <text:p text:style-name="a1136" text:class-names="" text:cond-style-name=""><text:span text:style-name="a1135" text:class-names="">xxxxxxxx</text:span></text:p>
          </draw:text-box>
          <svg:title/>
          <svg:desc/>
        </draw:frame>
        <draw:custom-shape svg:x="8.11102in" svg:y="0.82638in" svg:width="2.71181in" svg:height="0.39409in" draw:id="id364" draw:style-name="a1142" draw:name="Rectangle 24">
          <svg:title/>
          <svg:desc/>
          <text:p text:style-name="a1141" text:class-names="" text:cond-style-name=""><text:span text:style-name="a1138" text:class-names="">4</text:span><text:span text:style-name="a1139" text:class-names="">.05.2022</text:span><text:span text:style-name="a11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0472in" svg:y="3.66142in" svg:width="5.11614in" svg:height="2.63701in" draw:id="id365" draw:style-name="a1148" draw:name="Rectangle 27">
          <svg:title/>
          <svg:desc/>
          <text:list text:style-name="a1147">
            <text:list-item>
              <text:p text:style-name="a1146" text:class-names="" text:cond-style-name=""><text:span text:style-name="a1143" text:class-names="">&lt;</text:span><text:span text:style-name="a1144" text:class-names="">auszufüllen</text:span><text:span text:style-name="a1145" text:class-names="">&gt;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5.19449in" svg:width="5.11614in" svg:height="2.87323in" draw:id="id366" draw:style-name="a1151" draw:name="Rectangle 28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1.85079in" svg:width="5.11614in" svg:height="1.18071in" draw:id="id367" draw:style-name="a1154" draw:name="Rectangle 29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3.54173in" svg:width="5.11614in" svg:height="1.18071in" draw:id="id368" draw:style-name="a1157" draw:name="Rectangle 30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5.19803in" svg:width="5.11614in" svg:height="2.87323in" draw:id="id369" draw:style-name="a1160" draw:name="Rectangle 31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0669in" svg:y="1.85079in" svg:width="5.11614in" svg:height="1.18071in" draw:id="id370" draw:style-name="a1166" draw:name="Rectangle 32">
          <svg:title/>
          <svg:desc/>
          <text:list text:style-name="a1165">
            <text:list-item>
              <text:p text:style-name="a1164" text:class-names="" text:cond-style-name=""><text:span text:style-name="a1161" text:class-names="">&lt;</text:span><text:span text:style-name="a1162" text:class-names="">auszufüllen</text:span><text:span text:style-name="a1163" text:class-names="">&gt;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417in" svg:y="1.85079in" svg:width="5.11614in" svg:height="2.87165in" draw:id="id371" draw:style-name="a1172" draw:name="Rectangle 32">
          <svg:title/>
          <svg:desc/>
          <text:list text:style-name="a1171">
            <text:list-item>
              <text:p text:style-name="a1170" text:class-names="" text:cond-style-name=""><text:span text:style-name="a1167" text:class-names="">&lt;</text:span><text:span text:style-name="a1168" text:class-names="">auszufüllen</text:span><text:span text:style-name="a1169" text:class-names="">&gt;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417in" svg:y="5.18228in" svg:width="5.11614in" svg:height="2.87165in" draw:id="id372" draw:style-name="a1181" draw:name="Rectangle 32">
          <svg:title/>
          <svg:desc/>
          <text:list text:style-name="a1177">
            <text:list-item>
              <text:p text:style-name="a1176" text:class-names="" text:cond-style-name=""><text:span text:style-name="a1173" text:class-names="">&lt;</text:span><text:span text:style-name="a1174" text:class-names="">auszufüllen</text:span><text:span text:style-name="a1175" text:class-names="">&gt;</text:span></text:p>
            </text:list-item>
          </text:list>
          <text:list text:style-name="a1180">
            <text:list-item>
              <text:p text:style-name="a1179" text:class-names="" text:cond-style-name=""><text:span text:style-name="a117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0472in" svg:y="6.49646in" svg:width="5.11614in" svg:height="1.43071in" draw:id="id373" draw:style-name="a1190" draw:name="Rectangle 27">
          <svg:title/>
          <svg:desc/>
          <text:list text:style-name="a1186">
            <text:list-item>
              <text:p text:style-name="a1185" text:class-names="" text:cond-style-name=""><text:span text:style-name="a1182" text:class-names="">&lt;</text:span><text:span text:style-name="a1183" text:class-names="">auszufüllen</text:span><text:span text:style-name="a1184" text:class-names="">&gt;</text:span></text:p>
            </text:list-item>
          </text:list>
          <text:list text:style-name="a1189">
            <text:list-item>
              <text:p text:style-name="a1188" text:class-names="" text:cond-style-name=""><text:span text:style-name="a118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96">
          <draw:frame draw:id="id374" draw:style-name="a1193" draw:name="Slide Number Placeholder 6" svg:x="4.67953in" svg:y="11.10827in" svg:width="3.5878in" svg:height="0.58425in">
            <draw:text-box>
              <text:p text:style-name="a1192" text:class-names="" text:cond-style-name=""><text:span text:style-name="a119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375" presentation:style-name="a1194" draw:name="Slide Image Placeholder 1">
            <svg:title/>
            <svg:desc/>
          </draw:page-thumbnail>
          <draw:frame draw:id="id376" presentation:style-name="a119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82638in" svg:y="2.56929in" svg:width="9.37165in" svg:height="1.77244in"/>
      <presentation:placeholder presentation:object="subtitle" svg:x="1.65433in" svg:y="4.68583in" svg:width="7.71693in" svg:height="2.11299in"/>
    </style:presentation-page-layout>
    <style:presentation-page-layout style:name="Master1-PPL2" style:display-name="Titel und Inhalt">
      <presentation:placeholder presentation:object="title" svg:x="0.55197in" svg:y="0.3315in" svg:width="9.92205in" svg:height="1.37835in"/>
      <presentation:placeholder presentation:object="title" svg:x="0.55197in" svg:y="1.92874in" svg:width="9.92205in" svg:height="5.45827in"/>
    </style:presentation-page-layout>
    <style:presentation-page-layout style:name="Master1-PPL3" style:display-name="Abschnitts _a_überschrift">
      <presentation:placeholder presentation:object="title" svg:x="0.87165in" svg:y="5.31417in" svg:width="9.36969in" svg:height="1.64252in"/>
      <presentation:placeholder presentation:object="outline" svg:x="0.87165in" svg:y="3.50512in" svg:width="9.36969in" svg:height="1.80906in"/>
    </style:presentation-page-layout>
    <style:presentation-page-layout style:name="Master1-PPL4" style:display-name="Zwei Inhalte">
      <presentation:placeholder presentation:object="title" svg:x="0.55197in" svg:y="1.92874in" svg:width="4.87677in" svg:height="5.45827in"/>
      <presentation:placeholder presentation:object="title" svg:x="5.59567in" svg:y="1.92874in" svg:width="4.87835in" svg:height="5.45827in"/>
      <presentation:placeholder presentation:object="outline" svg:x="0.55118in" svg:y="1.93465in" svg:width="9.70079in" svg:height="4.79567in"/>
    </style:presentation-page-layout>
    <style:presentation-page-layout style:name="Master1-PPL5" style:display-name="Vergleich">
      <presentation:placeholder presentation:object="title" svg:x="0.55197in" svg:y="0.3315in" svg:width="9.92205in" svg:height="1.37835in"/>
      <presentation:placeholder presentation:object="outline" svg:x="0.55197in" svg:y="1.85079in" svg:width="4.86969in" svg:height="0.77087in"/>
      <presentation:placeholder presentation:object="title" svg:x="0.55197in" svg:y="2.62165in" svg:width="4.86969in" svg:height="4.76575in"/>
      <presentation:placeholder presentation:object="outline" svg:x="5.60079in" svg:y="1.85079in" svg:width="4.87323in" svg:height="0.77087in"/>
      <presentation:placeholder presentation:object="title" svg:x="5.60079in" svg:y="2.62165in" svg:width="4.87323in" svg:height="4.76575in"/>
    </style:presentation-page-layout>
    <style:presentation-page-layout style:name="Master1-PPL6" style:display-name="Nur Titel">
      <presentation:placeholder presentation:object="title" svg:x="0.55197in" svg:y="0.3315in" svg:width="9.92205in" svg:height="1.37835in"/>
    </style:presentation-page-layout>
    <style:presentation-page-layout style:name="Master1-PPL7" style:display-name="Leer"/>
    <style:presentation-page-layout style:name="Master1-PPL8" style:display-name="Inhalt mit Überschrift">
      <presentation:placeholder presentation:object="title" svg:x="0.55197in" svg:y="0.32992in" svg:width="3.62677in" svg:height="1.40118in"/>
      <presentation:placeholder presentation:object="title" svg:x="4.31063in" svg:y="0.32992in" svg:width="6.16339in" svg:height="7.05748in"/>
      <presentation:placeholder presentation:object="outline" svg:x="0.55197in" svg:y="1.73071in" svg:width="3.62677in" svg:height="5.6563in"/>
    </style:presentation-page-layout>
    <style:presentation-page-layout style:name="Master1-PPL9" style:display-name="Bild mit Überschrift">
      <presentation:placeholder presentation:object="title" svg:x="2.16142in" svg:y="5.78819in" svg:width="6.61457in" svg:height="0.68386in"/>
      <presentation:placeholder presentation:object="title" svg:x="2.16142in" svg:y="0.73976in" svg:width="6.61457in" svg:height="4.96024in"/>
      <presentation:placeholder presentation:object="outline" svg:x="2.16142in" svg:y="6.47205in" svg:width="6.61457in" svg:height="0.97047in"/>
    </style:presentation-page-layout>
    <style:presentation-page-layout style:name="Master1-PPL10" style:display-name="Titel und vertikaler Text">
      <presentation:placeholder presentation:object="title" svg:x="0.55197in" svg:y="0.3315in" svg:width="9.92205in" svg:height="1.37835in"/>
      <presentation:placeholder presentation:object="outline" svg:x="0.55197in" svg:y="1.92874in" svg:width="9.92205in" svg:height="5.45827in"/>
    </style:presentation-page-layout>
    <style:presentation-page-layout style:name="Master1-PPL11" style:display-name="Vertikaler Titel und Text">
      <presentation:placeholder presentation:object="title" svg:x="7.99488in" svg:y="0.3315in" svg:width="2.47913in" svg:height="7.05551in"/>
      <presentation:placeholder presentation:object="outline" svg:x="0.55197in" svg:y="0.3315in" svg:width="7.27598in" svg:height="7.0555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91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0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4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draw:fill="none" draw:stroke="none"/>
    </style:style>
    <style:style style:family="graphic" style:name="a232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5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2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8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5">
      <style:graphic-properties draw:fill="none" draw:stroke="non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25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4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 style:parent-style-name="Graphics">
      <style:graphic-properties draw:fill="none" fo:clip="rect(0in, 0in, 0in, 0in)" draw:stroke="non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31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34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.41339in" fo:margin-right="0in" fo:text-indent="-0.41339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6" style:parent-style-name="Graphics">
      <style:graphic-properties draw:fill="none" fo:clip="rect(0in, 0in, 0in, 0in)" draw:stroke="non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3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0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03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06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draw:fill="none" draw:stroke="non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5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56" style:parent-style-name="Graphics">
      <style:graphic-properties draw:fill="none" fo:clip="rect(0in, 0in, 0in, 0in)" draw:stroke="none"/>
    </style:style>
    <style:style style:family="paragraph" style:name="a4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12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2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 style:parent-style-name="Graphics">
      <style:graphic-properties draw:fill="none" fo:clip="rect(0in, 0in, 0in, 0in)" draw:stroke="none"/>
    </style:style>
    <style:style style:family="paragraph" style:name="a361">
      <style:paragraph-properties fo:line-height="100%" fo:text-align="left" style:tab-stop-distance="1in" fo:margin-left="0.41339in" fo:margin-right="0in" fo:text-indent="-0.41339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.41339in" fo:margin-right="0in" fo:text-indent="-0.41339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0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22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5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8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7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1" style:parent-style-name="Graphics">
      <style:graphic-properties draw:fill="none" fo:clip="rect(0in, 0in, 0in, 0in)" draw:stroke="non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54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draw:fill="none" draw:stroke="non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63">
      <style:paragraph-properties fo:line-height="100%" fo:text-align="left" style:tab-stop-distance="1in" fo:margin-left="0.41339in" fo:margin-right="0in" fo:text-indent="-0.4133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9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1">
      <style:graphic-properties draw:fill="none" draw:stroke="non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.41339in" fo:margin-right="0in" fo:text-indent="-0.4133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2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 style:parent-style-name="Graphics">
      <style:graphic-properties draw:fill="none" fo:clip="rect(0in, 0in, 0in, 0in)" draw:stroke="non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9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 style:parent-style-name="Graphics">
      <style:graphic-properties draw:fill="none" fo:clip="rect(0in, 0in, 0in, 0in)" draw:stroke="non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21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2" style:parent-style-name="Graphics">
      <style:graphic-properties draw:fill="none" fo:clip="rect(0in, 0in, 0in, 0in)" draw:stroke="non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25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7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.41339in" fo:margin-right="0in" fo:text-indent="-0.41339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7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34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15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16" style:parent-style-name="Graphics">
      <style:graphic-properties draw:fill="none" fo:clip="rect(0in, 0in, 0in, 0in)" draw:stroke="non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8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3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9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42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6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 style:parent-style-name="Graphics">
      <style:graphic-properties draw:fill="none" fo:clip="rect(0in, 0in, 0in, 0in)" draw:stroke="none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2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2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5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.41339in" fo:margin-right="0in" fo:text-indent="-0.41339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11" style:parent-style-name="Graphics">
      <style:graphic-properties draw:fill="none" fo:clip="rect(0in, 0in, 0in, 0in)" draw:stroke="non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1in" fo:margin-left="0.41339in" fo:margin-right="0in" fo:text-indent="-0.41339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">
      <style:graphic-properties draw:fill="none" draw:stroke="non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88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.89567in" fo:margin-right="0in" fo:text-indent="-0.34567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69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23">
      <style:paragraph-properties fo:line-height="100%" fo:text-align="left" style:tab-stop-distance="1in" fo:margin-left="1.37835in" fo:margin-right="0in" fo:text-indent="-0.27598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1.92874in" fo:margin-right="0in" fo:text-indent="-0.27598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2.48071in" fo:margin-right="0in" fo:text-indent="-0.27598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.89567in" fo:margin-right="0in" fo:text-indent="-0.34567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1.37835in" fo:margin-right="0in" fo:text-indent="-0.27598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1.92874in" fo:margin-right="0in" fo:text-indent="-0.27598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4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5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3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59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2.48071in" fo:margin-right="0in" fo:text-indent="-0.27598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1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1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5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8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4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5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68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12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5">
      <style:graphic-properties draw:fill="none" draw:stroke="non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8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51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7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draw:fill="none" draw:stroke="none"/>
    </style:style>
    <style:style style:family="graphic" style:name="a964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0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80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82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draw:fill="none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draw:fill="none" draw:stroke="non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6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9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0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6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no-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2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no-wrap" fo:padding-top="0.05512in" fo:padding-bottom="0.05512in" fo:padding-left="0.11024in" fo:padding-right="0.11024in" draw:textarea-vertical-align="middle" draw:textarea-horizontal-align="center" draw:fill="none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00">
      <style:graphic-properties fo:wrap-option="no-wrap" fo:padding-top="0.05in" fo:padding-bottom="0.05in" fo:padding-left="0.1in" fo:padding-right="0.1in" draw:textarea-vertical-align="middle" draw:textarea-horizontal-align="center" draw:fill="solid" draw:fill-color="#333399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5">
      <style:graphic-properties fo:wrap-option="no-wrap" fo:padding-top="0.05512in" fo:padding-bottom="0.05512in" fo:padding-left="0.11024in" fo:padding-right="0.11024in" draw:textarea-vertical-align="middle" draw:textarea-horizontal-align="left" draw:fill="solid" draw:fill-color="#d8d8d8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30">
      <text:list-level-style-bullet text:level="1" text:bullet-char="»">
        <style:list-level-properties text:space-before="0.13741in" text:min-label-width="0.27598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61969in" text:min-label-width="0.27598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10237in" text:min-label-width="0.27598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65276in" text:min-label-width="0.27598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20473in" text:min-label-width="0.27598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47402in" text:min-label-width="0.27598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97402in" text:min-label-width="0.27598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47402in" text:min-label-width="0.27598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97402in" text:min-label-width="0.27598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–">
        <style:list-level-properties text:space-before="0.06772in" text:min-label-width="0.3456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5in" text:min-label-width="0.3456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03268in" text:min-label-width="0.3456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8307in" text:min-label-width="0.3456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13504in" text:min-label-width="0.3456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0433in" text:min-label-width="0.3456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0433in" text:min-label-width="0.3456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0433in" text:min-label-width="0.3456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0433in" text:min-label-width="0.34567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.13741in" text:min-label-width="0.275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969in" text:min-label-width="0.275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7in" text:min-label-width="0.275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276in" text:min-label-width="0.275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02in" text:min-label-width="0.275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02in" text:min-label-width="0.275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02in" text:min-label-width="0.275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02in" text:min-label-width="0.27598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41339in"/>
        <style:text-properties fo:font-size="100%"/>
      </text:list-level-style-bullet>
      <text:list-level-style-bullet text:level="2" text:bullet-char="•">
        <style:list-level-properties text:space-before="0.08661in" text:min-label-width="0.41339in"/>
        <style:text-properties fo:font-size="100%"/>
      </text:list-level-style-bullet>
      <text:list-level-style-bullet text:level="3" text:bullet-char="•">
        <style:list-level-properties text:space-before="0.58661in" text:min-label-width="0.41339in"/>
        <style:text-properties fo:font-size="100%"/>
      </text:list-level-style-bullet>
      <text:list-level-style-bullet text:level="4" text:bullet-char="•">
        <style:list-level-properties text:space-before="1.08661in" text:min-label-width="0.41339in"/>
        <style:text-properties fo:font-size="100%"/>
      </text:list-level-style-bullet>
      <text:list-level-style-bullet text:level="5" text:bullet-char="•">
        <style:list-level-properties text:space-before="1.58661in" text:min-label-width="0.41339in"/>
        <style:text-properties fo:font-size="100%"/>
      </text:list-level-style-bullet>
      <text:list-level-style-bullet text:level="6" text:bullet-char="•">
        <style:list-level-properties text:space-before="2.08661in" text:min-label-width="0.41339in"/>
        <style:text-properties fo:font-size="100%"/>
      </text:list-level-style-bullet>
      <text:list-level-style-bullet text:level="7" text:bullet-char="•">
        <style:list-level-properties text:space-before="2.58661in" text:min-label-width="0.41339in"/>
        <style:text-properties fo:font-size="100%"/>
      </text:list-level-style-bullet>
      <text:list-level-style-bullet text:level="8" text:bullet-char="•">
        <style:list-level-properties text:space-before="3.08661in" text:min-label-width="0.41339in"/>
        <style:text-properties fo:font-size="100%"/>
      </text:list-level-style-bullet>
      <text:list-level-style-bullet text:level="9" text:bullet-char="•">
        <style:list-level-properties text:space-before="3.58661in" text:min-label-width="0.41339in"/>
        <style:text-properties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41339in"/>
        <style:text-properties fo:font-size="100%"/>
      </text:list-level-style-bullet>
      <text:list-level-style-bullet text:level="2" text:bullet-char="•">
        <style:list-level-properties text:space-before="0.08661in" text:min-label-width="0.41339in"/>
        <style:text-properties fo:font-size="100%"/>
      </text:list-level-style-bullet>
      <text:list-level-style-bullet text:level="3" text:bullet-char="•">
        <style:list-level-properties text:space-before="0.58661in" text:min-label-width="0.41339in"/>
        <style:text-properties fo:font-size="100%"/>
      </text:list-level-style-bullet>
      <text:list-level-style-bullet text:level="4" text:bullet-char="•">
        <style:list-level-properties text:space-before="1.08661in" text:min-label-width="0.41339in"/>
        <style:text-properties fo:font-size="100%"/>
      </text:list-level-style-bullet>
      <text:list-level-style-bullet text:level="5" text:bullet-char="•">
        <style:list-level-properties text:space-before="1.58661in" text:min-label-width="0.41339in"/>
        <style:text-properties fo:font-size="100%"/>
      </text:list-level-style-bullet>
      <text:list-level-style-bullet text:level="6" text:bullet-char="•">
        <style:list-level-properties text:space-before="2.08661in" text:min-label-width="0.41339in"/>
        <style:text-properties fo:font-size="100%"/>
      </text:list-level-style-bullet>
      <text:list-level-style-bullet text:level="7" text:bullet-char="•">
        <style:list-level-properties text:space-before="2.58661in" text:min-label-width="0.41339in"/>
        <style:text-properties fo:font-size="100%"/>
      </text:list-level-style-bullet>
      <text:list-level-style-bullet text:level="8" text:bullet-char="•">
        <style:list-level-properties text:space-before="3.08661in" text:min-label-width="0.41339in"/>
        <style:text-properties fo:font-size="100%"/>
      </text:list-level-style-bullet>
      <text:list-level-style-bullet text:level="9" text:bullet-char="•">
        <style:list-level-properties text:space-before="3.58661in" text:min-label-width="0.41339in"/>
        <style:text-properties fo:font-size="100%"/>
      </text:list-level-style-bullet>
    </text:list-style>
    <text:list-style style:name="a927">
      <text:list-level-style-bullet text:level="1" text:bullet-char="–">
        <style:list-level-properties text:space-before="0.13741in" text:min-label-width="0.2759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1969in" text:min-label-width="0.2759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0237in" text:min-label-width="0.2759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65276in" text:min-label-width="0.2759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20473in" text:min-label-width="0.2759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7402in" text:min-label-width="0.2759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7402in" text:min-label-width="0.2759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7402in" text:min-label-width="0.2759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7402in" text:min-label-width="0.27598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41339in"/>
        <style:text-properties fo:font-size="100%"/>
      </text:list-level-style-bullet>
      <text:list-level-style-bullet text:level="2" text:bullet-char="•">
        <style:list-level-properties text:space-before="0.08661in" text:min-label-width="0.41339in"/>
        <style:text-properties fo:font-size="100%"/>
      </text:list-level-style-bullet>
      <text:list-level-style-bullet text:level="3" text:bullet-char="•">
        <style:list-level-properties text:space-before="0.58661in" text:min-label-width="0.41339in"/>
        <style:text-properties fo:font-size="100%"/>
      </text:list-level-style-bullet>
      <text:list-level-style-bullet text:level="4" text:bullet-char="•">
        <style:list-level-properties text:space-before="1.08661in" text:min-label-width="0.41339in"/>
        <style:text-properties fo:font-size="100%"/>
      </text:list-level-style-bullet>
      <text:list-level-style-bullet text:level="5" text:bullet-char="•">
        <style:list-level-properties text:space-before="1.58661in" text:min-label-width="0.41339in"/>
        <style:text-properties fo:font-size="100%"/>
      </text:list-level-style-bullet>
      <text:list-level-style-bullet text:level="6" text:bullet-char="•">
        <style:list-level-properties text:space-before="2.08661in" text:min-label-width="0.41339in"/>
        <style:text-properties fo:font-size="100%"/>
      </text:list-level-style-bullet>
      <text:list-level-style-bullet text:level="7" text:bullet-char="•">
        <style:list-level-properties text:space-before="2.58661in" text:min-label-width="0.41339in"/>
        <style:text-properties fo:font-size="100%"/>
      </text:list-level-style-bullet>
      <text:list-level-style-bullet text:level="8" text:bullet-char="•">
        <style:list-level-properties text:space-before="3.08661in" text:min-label-width="0.41339in"/>
        <style:text-properties fo:font-size="100%"/>
      </text:list-level-style-bullet>
      <text:list-level-style-bullet text:level="9" text:bullet-char="•">
        <style:list-level-properties text:space-before="3.58661in" text:min-label-width="0.41339in"/>
        <style:text-properties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bullet text:level="1" text:bullet-char="•">
        <style:list-level-properties text:space-before="0in" text:min-label-width="0.41339in"/>
        <style:text-properties fo:font-size="100%"/>
      </text:list-level-style-bullet>
      <text:list-level-style-bullet text:level="2" text:bullet-char="•">
        <style:list-level-properties text:space-before="0.08661in" text:min-label-width="0.41339in"/>
        <style:text-properties fo:font-size="100%"/>
      </text:list-level-style-bullet>
      <text:list-level-style-bullet text:level="3" text:bullet-char="•">
        <style:list-level-properties text:space-before="0.58661in" text:min-label-width="0.41339in"/>
        <style:text-properties fo:font-size="100%"/>
      </text:list-level-style-bullet>
      <text:list-level-style-bullet text:level="4" text:bullet-char="•">
        <style:list-level-properties text:space-before="1.08661in" text:min-label-width="0.41339in"/>
        <style:text-properties fo:font-size="100%"/>
      </text:list-level-style-bullet>
      <text:list-level-style-bullet text:level="5" text:bullet-char="•">
        <style:list-level-properties text:space-before="1.58661in" text:min-label-width="0.41339in"/>
        <style:text-properties fo:font-size="100%"/>
      </text:list-level-style-bullet>
      <text:list-level-style-bullet text:level="6" text:bullet-char="•">
        <style:list-level-properties text:space-before="2.08661in" text:min-label-width="0.41339in"/>
        <style:text-properties fo:font-size="100%"/>
      </text:list-level-style-bullet>
      <text:list-level-style-bullet text:level="7" text:bullet-char="•">
        <style:list-level-properties text:space-before="2.58661in" text:min-label-width="0.41339in"/>
        <style:text-properties fo:font-size="100%"/>
      </text:list-level-style-bullet>
      <text:list-level-style-bullet text:level="8" text:bullet-char="•">
        <style:list-level-properties text:space-before="3.08661in" text:min-label-width="0.41339in"/>
        <style:text-properties fo:font-size="100%"/>
      </text:list-level-style-bullet>
      <text:list-level-style-bullet text:level="9" text:bullet-char="•">
        <style:list-level-properties text:space-before="3.58661in" text:min-label-width="0.41339in"/>
        <style:text-properties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41339in"/>
        <style:text-properties fo:font-size="100%"/>
      </text:list-level-style-bullet>
      <text:list-level-style-bullet text:level="2" text:bullet-char="•">
        <style:list-level-properties text:space-before="0.08661in" text:min-label-width="0.41339in"/>
        <style:text-properties fo:font-size="100%"/>
      </text:list-level-style-bullet>
      <text:list-level-style-bullet text:level="3" text:bullet-char="•">
        <style:list-level-properties text:space-before="0.58661in" text:min-label-width="0.41339in"/>
        <style:text-properties fo:font-size="100%"/>
      </text:list-level-style-bullet>
      <text:list-level-style-bullet text:level="4" text:bullet-char="•">
        <style:list-level-properties text:space-before="1.08661in" text:min-label-width="0.41339in"/>
        <style:text-properties fo:font-size="100%"/>
      </text:list-level-style-bullet>
      <text:list-level-style-bullet text:level="5" text:bullet-char="•">
        <style:list-level-properties text:space-before="1.58661in" text:min-label-width="0.41339in"/>
        <style:text-properties fo:font-size="100%"/>
      </text:list-level-style-bullet>
      <text:list-level-style-bullet text:level="6" text:bullet-char="•">
        <style:list-level-properties text:space-before="2.08661in" text:min-label-width="0.41339in"/>
        <style:text-properties fo:font-size="100%"/>
      </text:list-level-style-bullet>
      <text:list-level-style-bullet text:level="7" text:bullet-char="•">
        <style:list-level-properties text:space-before="2.58661in" text:min-label-width="0.41339in"/>
        <style:text-properties fo:font-size="100%"/>
      </text:list-level-style-bullet>
      <text:list-level-style-bullet text:level="8" text:bullet-char="•">
        <style:list-level-properties text:space-before="3.08661in" text:min-label-width="0.41339in"/>
        <style:text-properties fo:font-size="100%"/>
      </text:list-level-style-bullet>
      <text:list-level-style-bullet text:level="9" text:bullet-char="•">
        <style:list-level-properties text:space-before="3.58661in" text:min-label-width="0.41339in"/>
        <style:text-properties fo:font-size="100%"/>
      </text:list-level-style-bullet>
    </text:list-style>
    <text:list-style style:name="a1032">
      <text:list-level-style-bullet text:level="1" text:bullet-char="»">
        <style:list-level-properties text:space-before="0.13741in" text:min-label-width="0.27598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61969in" text:min-label-width="0.27598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10237in" text:min-label-width="0.27598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65276in" text:min-label-width="0.27598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20473in" text:min-label-width="0.27598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47402in" text:min-label-width="0.27598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97402in" text:min-label-width="0.27598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47402in" text:min-label-width="0.27598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97402in" text:min-label-width="0.27598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4133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228in" text:min-label-width="0.4133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6496in" text:min-label-width="0.4133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1535in" text:min-label-width="0.4133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732in" text:min-label-width="0.4133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3661in" text:min-label-width="0.4133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661in" text:min-label-width="0.4133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3661in" text:min-label-width="0.4133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3661in" text:min-label-width="0.41339in"/>
        <style:text-properties fo:font-family="Arial" style:font-family-generic="swiss" style:font-pitch="variable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0">
      <text:list-level-style-bullet text:level="1" text:bullet-char="•">
        <style:list-level-properties text:space-before="0in" text:min-label-width="0.4133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228in" text:min-label-width="0.4133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6496in" text:min-label-width="0.4133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1535in" text:min-label-width="0.4133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732in" text:min-label-width="0.4133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3661in" text:min-label-width="0.4133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661in" text:min-label-width="0.4133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3661in" text:min-label-width="0.4133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3661in" text:min-label-width="0.41339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41339in"/>
        <style:text-properties fo:font-size="100%"/>
      </text:list-level-style-bullet>
      <text:list-level-style-bullet text:level="2" text:bullet-char="•">
        <style:list-level-properties text:space-before="0.08661in" text:min-label-width="0.41339in"/>
        <style:text-properties fo:font-size="100%"/>
      </text:list-level-style-bullet>
      <text:list-level-style-bullet text:level="3" text:bullet-char="•">
        <style:list-level-properties text:space-before="0.58661in" text:min-label-width="0.41339in"/>
        <style:text-properties fo:font-size="100%"/>
      </text:list-level-style-bullet>
      <text:list-level-style-bullet text:level="4" text:bullet-char="•">
        <style:list-level-properties text:space-before="1.08661in" text:min-label-width="0.41339in"/>
        <style:text-properties fo:font-size="100%"/>
      </text:list-level-style-bullet>
      <text:list-level-style-bullet text:level="5" text:bullet-char="•">
        <style:list-level-properties text:space-before="1.58661in" text:min-label-width="0.41339in"/>
        <style:text-properties fo:font-size="100%"/>
      </text:list-level-style-bullet>
      <text:list-level-style-bullet text:level="6" text:bullet-char="•">
        <style:list-level-properties text:space-before="2.08661in" text:min-label-width="0.41339in"/>
        <style:text-properties fo:font-size="100%"/>
      </text:list-level-style-bullet>
      <text:list-level-style-bullet text:level="7" text:bullet-char="•">
        <style:list-level-properties text:space-before="2.58661in" text:min-label-width="0.41339in"/>
        <style:text-properties fo:font-size="100%"/>
      </text:list-level-style-bullet>
      <text:list-level-style-bullet text:level="8" text:bullet-char="•">
        <style:list-level-properties text:space-before="3.08661in" text:min-label-width="0.41339in"/>
        <style:text-properties fo:font-size="100%"/>
      </text:list-level-style-bullet>
      <text:list-level-style-bullet text:level="9" text:bullet-char="•">
        <style:list-level-properties text:space-before="3.58661in" text:min-label-width="0.41339in"/>
        <style:text-properties fo:font-size="100%"/>
      </text:list-level-style-bullet>
    </text:list-style>
    <text:list-style style:name="a1023">
      <text:list-level-style-bullet text:level="1" text:bullet-char="–">
        <style:list-level-properties text:space-before="0.06772in" text:min-label-width="0.3456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5in" text:min-label-width="0.3456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03268in" text:min-label-width="0.3456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8307in" text:min-label-width="0.3456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13504in" text:min-label-width="0.3456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0433in" text:min-label-width="0.3456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0433in" text:min-label-width="0.3456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0433in" text:min-label-width="0.3456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0433in" text:min-label-width="0.34567in"/>
        <style:text-properties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6">
      <text:list-level-style-bullet text:level="1" text:bullet-char="•">
        <style:list-level-properties text:space-before="0.13741in" text:min-label-width="0.275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969in" text:min-label-width="0.275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7in" text:min-label-width="0.275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276in" text:min-label-width="0.275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02in" text:min-label-width="0.275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02in" text:min-label-width="0.275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02in" text:min-label-width="0.275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02in" text:min-label-width="0.27598in"/>
        <style:text-properties fo:font-family="Arial" style:font-family-generic="swiss" style:font-pitch="variable" fo:font-size="100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9">
      <text:list-level-style-bullet text:level="1" text:bullet-char="–">
        <style:list-level-properties text:space-before="0.13741in" text:min-label-width="0.2759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1969in" text:min-label-width="0.2759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0237in" text:min-label-width="0.2759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65276in" text:min-label-width="0.2759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20473in" text:min-label-width="0.2759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7402in" text:min-label-width="0.2759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7402in" text:min-label-width="0.2759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7402in" text:min-label-width="0.2759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7402in" text:min-label-width="0.27598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Master1-PIA_Review" style:page-layout-name="pageLayout1" draw:style-name="a0">
      <draw:custom-shape svg:x="8.11102in" svg:y="0.82638in" svg:width="2.71181in" svg:height="0.39409in" draw:id="id0" draw:style-name="a3" draw:name="Rectangle 26">
        <svg:title/>
        <svg:desc/>
        <text:p text:style-name="a2" text:class-names="" text:cond-style-name=""><text:span text:style-name="a1" text:class-names="">curr</text:span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36" draw:id="id1">
        <svg:title/>
        <svg:desc/>
        <draw:custom-shape svg:x="0.19606in" svg:y="0.19449in" svg:width="1.37835in" svg:height="0.3937in" draw:id="id19" draw:style-name="a40" draw:name="Rectangle 8">
          <svg:title/>
          <svg:desc/>
          <text:p text:style-name="a39" text:class-names="" text:cond-style-name=""><text:span text:style-name="a38" text:class-names="">Project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5878in" svg:width="1.37835in" svg:height="0.38819in" draw:id="id20" draw:style-name="a43" draw:name="Rectangle 9">
          <svg:title/>
          <svg:desc/>
          <text:p text:style-name="a42" text:class-names="" text:cond-style-name=""><text:span text:style-name="a41" text:class-names="">Name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9815in" svg:width="1.37835in" svg:height="0.3937in" draw:id="id21" draw:style-name="a46" draw:name="Rectangle 10">
          <svg:title/>
          <svg:desc/>
          <text:p text:style-name="a45" text:class-names="" text:cond-style-name=""><text:span text:style-name="a44" text:class-names="">Status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19449in" svg:width="4.13189in" svg:height="0.3937in" draw:id="id22" draw:style-name="a53" draw:name="Rectangle 11">
          <svg:title/>
          <svg:desc/>
          <text:p text:style-name="a52" text:class-names="" text:cond-style-name=""><text:span text:style-name="a47" text:class-names="">Data Science PJ<text:s text:c="1"/></text:span><text:span text:style-name="a48" text:class-names="">SoSe</text:span><text:span text:style-name="a49" text:class-names=""><text:s text:c="1"/></text:span><text:span text:style-name="a50" text:class-names="">2022</text:span><text:span text:style-name="a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5878in" svg:width="4.13189in" svg:height="0.38819in" draw:id="id23" draw:style-name="a56" draw:name="Rectangle 12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97992in" svg:width="1.37677in" svg:height="0.3937in" draw:id="id24" draw:style-name="a59" draw:name="Rectangle 32">
          <svg:title/>
          <svg:desc/>
          <text:p text:style-name="a58" text:class-names="" text:cond-style-name=""><text:span text:style-name="a57" text:class-names="">Over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315in" svg:y="0.9815in" svg:width="1.37677in" svg:height="0.3937in" draw:id="id25" draw:style-name="a62" draw:name="Rectangle 33">
          <svg:title/>
          <svg:desc/>
          <text:p text:style-name="a61" text:class-names="" text:cond-style-name=""><text:span text:style-name="a60" text:class-names="">Schedu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2992in" svg:y="0.9815in" svg:width="1.37677in" svg:height="0.3937in" draw:id="id26" draw:style-name="a65" draw:name="Rectangle 34">
          <svg:title/>
          <svg:desc/>
          <text:p text:style-name="a64" text:class-names="" text:cond-style-name=""><text:span text:style-name="a63" text:class-names="">Quality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6" draw:id="id2">
        <svg:title/>
        <svg:desc/>
        <draw:custom-shape svg:x="5.67205in" svg:y="1.77087in" svg:width="5.11614in" svg:height="1.25866in" draw:id="id17" draw:style-name="a34" draw:name="Rectangle 35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1.53465in" svg:width="2.36102in" svg:height="0.31417in" draw:id="id18" draw:style-name="a37" draw:name="Rectangle 45">
          <svg:title/>
          <svg:desc/>
          <text:p text:style-name="a36" text:class-names="" text:cond-style-name=""><text:span text:style-name="a35" text:class-names="">Problem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5" draw:id="id3">
        <svg:title/>
        <svg:desc/>
        <draw:custom-shape svg:x="5.67205in" svg:y="3.33976in" svg:width="5.11614in" svg:height="2.72795in" draw:id="id15" draw:style-name="a28" draw:name="Rectangle 50">
          <svg:title/>
          <svg:desc/>
          <text:p text:style-name="a27" text:class-names="" text:cond-style-name=""><text:span text:style-name="a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78in" svg:y="3.18937in" svg:width="3.48071in" svg:height="0.35787in" draw:id="id16" draw:style-name="a31" draw:name="Rectangle 51">
          <svg:title/>
          <svg:desc/>
          <text:p text:style-name="a30" text:class-names="" text:cond-style-name=""><text:span text:style-name="a29" text:class-names="">Assistance / Question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3" draw:id="id4">
        <svg:title/>
        <svg:desc/>
        <draw:custom-shape svg:x="0.2378in" svg:y="1.77087in" svg:width="5.11614in" svg:height="2.95157in" draw:id="id13" draw:style-name="a22" draw:name="Rectangle 42">
          <svg:title/>
          <svg:desc/>
          <text:p text:style-name="a21" text:class-names="" text:cond-style-name=""><text:span text:style-name="a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1.53465in" svg:width="2.36102in" svg:height="0.31417in" draw:id="id14" draw:style-name="a25" draw:name="Rectangle 54">
          <svg:title/>
          <svg:desc/>
          <text:p text:style-name="a24" text:class-names="" text:cond-style-name=""><text:span text:style-name="a23" text:class-names="">Last Week D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69" draw:id="id5">
        <svg:title/>
        <svg:desc/>
        <draw:custom-shape svg:x="5.67205in" svg:y="6.35591in" svg:width="5.11614in" svg:height="1.71535in" draw:id="id11" draw:style-name="a16" draw:name="Rectangle 59">
          <svg:title/>
          <svg:desc/>
          <text:p text:style-name="a15" text:class-names="" text:cond-style-name=""><text:span text:style-name="a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6.2189in" svg:width="2.36102in" svg:height="0.31378in" draw:id="id12" draw:style-name="a19" draw:name="Rectangle 60">
          <svg:title/>
          <svg:desc/>
          <text:p text:style-name="a18" text:class-names="" text:cond-style-name=""><text:span text:style-name="a17" text:class-names="">Remark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0" draw:id="id6">
        <svg:title/>
        <svg:desc/>
        <draw:custom-shape svg:x="0.2378in" svg:y="5.11614in" svg:width="5.11614in" svg:height="2.95157in" draw:id="id9" draw:style-name="a10" draw:name="Rectangle 62">
          <svg:title/>
          <svg:desc/>
          <text:p text:style-name="a9" text:class-names="" text:cond-style-name=""><text:span text:style-name="a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4.88031in" svg:width="2.36102in" svg:height="0.31417in" draw:id="id10" draw:style-name="a13" draw:name="Rectangle 63">
          <svg:title/>
          <svg:desc/>
          <text:p text:style-name="a12" text:class-names="" text:cond-style-name=""><text:span text:style-name="a11" text:class-names="">This Week Plan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" draw:style-name="a4" draw:name="Bild 1" svg:x="7.46024in" svg:y="0.13898in" svg:width="3.36299in" svg:height="0.54685in" style:rel-width="scale" style:rel-height="scale">
        <draw:image xlink:href="media/image1.jpg" xlink:type="simple" xlink:show="embed" xlink:actuate="onLoad"/>
        <svg:title/>
        <svg:desc>DAI-logo+TU.jpg</svg:desc>
      </draw:frame>
      <draw:custom-shape svg:x="6.4878in" svg:y="0.82638in" svg:width="1.62323in" svg:height="0.39409in" draw:id="id8" draw:style-name="a7" draw:name="Rectangle 26">
        <svg:title/>
        <svg:desc/>
        <text:p text:style-name="a6" text:class-names="" text:cond-style-name=""><text:span text:style-name="a5" text:class-names="">Date: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82">
        <draw:page-thumbnail svg:x="1.21063in" svg:y="0.88858in" svg:width="5.84567in" svg:height="4.38425in" presentation:class="page" draw:id="id27" presentation:style-name="a66" draw:name="Slide Image Placeholder 1">
          <svg:title/>
          <svg:desc/>
        </draw:page-thumbnail>
        <draw:frame draw:id="id28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29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30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31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32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83">
      <draw:custom-shape svg:x="8.11102in" svg:y="0.82638in" svg:width="2.71181in" svg:height="0.39409in" draw:id="id33" draw:layer="Master1-bg" draw:style-name="a86" draw:name="Rectangle 26">
        <svg:title/>
        <svg:desc/>
        <text:p text:style-name="a85" text:class-names="" text:cond-style-name=""><text:span text:style-name="a84" text:class-names="">curr</text:span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36" draw:id="id34">
        <svg:title/>
        <svg:desc/>
        <draw:custom-shape svg:x="0.19606in" svg:y="0.19449in" svg:width="1.37835in" svg:height="0.3937in" draw:id="id54" draw:layer="Master1-bg" draw:style-name="a129" draw:name="Rectangle 8">
          <svg:title/>
          <svg:desc/>
          <text:p text:style-name="a128" text:class-names="" text:cond-style-name=""><text:span text:style-name="a127" text:class-names="">Project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5878in" svg:width="1.37835in" svg:height="0.38819in" draw:id="id55" draw:layer="Master1-bg" draw:style-name="a132" draw:name="Rectangle 9">
          <svg:title/>
          <svg:desc/>
          <text:p text:style-name="a131" text:class-names="" text:cond-style-name=""><text:span text:style-name="a130" text:class-names="">Name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9815in" svg:width="1.37835in" svg:height="0.3937in" draw:id="id56" draw:layer="Master1-bg" draw:style-name="a135" draw:name="Rectangle 10">
          <svg:title/>
          <svg:desc/>
          <text:p text:style-name="a134" text:class-names="" text:cond-style-name=""><text:span text:style-name="a133" text:class-names="">Status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19449in" svg:width="4.13189in" svg:height="0.3937in" draw:id="id57" draw:layer="Master1-bg" draw:style-name="a142" draw:name="Rectangle 11">
          <svg:title/>
          <svg:desc/>
          <text:p text:style-name="a141" text:class-names="" text:cond-style-name=""><text:span text:style-name="a136" text:class-names="">Data Science PJ<text:s text:c="1"/></text:span><text:span text:style-name="a137" text:class-names="">SoSe</text:span><text:span text:style-name="a138" text:class-names=""><text:s text:c="1"/></text:span><text:span text:style-name="a139" text:class-names="">2022</text:span><text:span text:style-name="a1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5878in" svg:width="4.13189in" svg:height="0.38819in" draw:id="id58" draw:layer="Master1-bg" draw:style-name="a145" draw:name="Rectangle 12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97992in" svg:width="1.37677in" svg:height="0.3937in" draw:id="id59" draw:layer="Master1-bg" draw:style-name="a148" draw:name="Rectangle 32">
          <svg:title/>
          <svg:desc/>
          <text:p text:style-name="a147" text:class-names="" text:cond-style-name=""><text:span text:style-name="a146" text:class-names="">Over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315in" svg:y="0.9815in" svg:width="1.37677in" svg:height="0.3937in" draw:id="id60" draw:layer="Master1-bg" draw:style-name="a151" draw:name="Rectangle 33">
          <svg:title/>
          <svg:desc/>
          <text:p text:style-name="a150" text:class-names="" text:cond-style-name=""><text:span text:style-name="a149" text:class-names="">Schedu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2992in" svg:y="0.9815in" svg:width="1.37677in" svg:height="0.3937in" draw:id="id61" draw:layer="Master1-bg" draw:style-name="a154" draw:name="Rectangle 34">
          <svg:title/>
          <svg:desc/>
          <text:p text:style-name="a153" text:class-names="" text:cond-style-name=""><text:span text:style-name="a152" text:class-names="">Quality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6" draw:id="id35">
        <svg:title/>
        <svg:desc/>
        <draw:custom-shape svg:x="5.67205in" svg:y="1.77087in" svg:width="5.11614in" svg:height="1.25866in" draw:id="id52" draw:layer="Master1-bg" draw:style-name="a123" draw:name="Rectangle 35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1.53465in" svg:width="2.36102in" svg:height="0.31417in" draw:id="id53" draw:layer="Master1-bg" draw:style-name="a126" draw:name="Rectangle 45">
          <svg:title/>
          <svg:desc/>
          <text:p text:style-name="a125" text:class-names="" text:cond-style-name=""><text:span text:style-name="a124" text:class-names="">Problem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5" draw:id="id36">
        <svg:title/>
        <svg:desc/>
        <draw:custom-shape svg:x="5.67205in" svg:y="3.33976in" svg:width="5.11614in" svg:height="2.72795in" draw:id="id50" draw:layer="Master1-bg" draw:style-name="a117" draw:name="Rectangle 50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78in" svg:y="3.18937in" svg:width="3.48071in" svg:height="0.35787in" draw:id="id51" draw:layer="Master1-bg" draw:style-name="a120" draw:name="Rectangle 51">
          <svg:title/>
          <svg:desc/>
          <text:p text:style-name="a119" text:class-names="" text:cond-style-name=""><text:span text:style-name="a118" text:class-names="">Assistance / Question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3" draw:id="id37">
        <svg:title/>
        <svg:desc/>
        <draw:custom-shape svg:x="0.2378in" svg:y="1.77087in" svg:width="5.11614in" svg:height="2.95157in" draw:id="id48" draw:layer="Master1-bg" draw:style-name="a111" draw:name="Rectangle 42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1.53465in" svg:width="2.36102in" svg:height="0.31417in" draw:id="id49" draw:layer="Master1-bg" draw:style-name="a114" draw:name="Rectangle 54">
          <svg:title/>
          <svg:desc/>
          <text:p text:style-name="a113" text:class-names="" text:cond-style-name=""><text:span text:style-name="a112" text:class-names="">Last Week D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69" draw:id="id38">
        <svg:title/>
        <svg:desc/>
        <draw:custom-shape svg:x="5.67205in" svg:y="6.35591in" svg:width="5.11614in" svg:height="1.71535in" draw:id="id46" draw:layer="Master1-bg" draw:style-name="a105" draw:name="Rectangle 59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6.2189in" svg:width="2.36102in" svg:height="0.31378in" draw:id="id47" draw:layer="Master1-bg" draw:style-name="a108" draw:name="Rectangle 60">
          <svg:title/>
          <svg:desc/>
          <text:p text:style-name="a107" text:class-names="" text:cond-style-name=""><text:span text:style-name="a106" text:class-names="">Remark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0" draw:id="id39">
        <svg:title/>
        <svg:desc/>
        <draw:custom-shape svg:x="0.2378in" svg:y="5.11614in" svg:width="5.11614in" svg:height="2.95157in" draw:id="id44" draw:layer="Master1-bg" draw:style-name="a99" draw:name="Rectangle 62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4.88031in" svg:width="2.36102in" svg:height="0.31417in" draw:id="id45" draw:layer="Master1-bg" draw:style-name="a102" draw:name="Rectangle 63">
          <svg:title/>
          <svg:desc/>
          <text:p text:style-name="a101" text:class-names="" text:cond-style-name=""><text:span text:style-name="a100" text:class-names="">This Week Plan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40" draw:layer="Master1-bg" draw:style-name="a87" draw:name="Bild 1" svg:x="7.46024in" svg:y="0.13898in" svg:width="3.36299in" svg:height="0.54685in" style:rel-width="scale" style:rel-height="scale">
        <draw:image xlink:href="media/image1.jpg" xlink:type="simple" xlink:show="embed" xlink:actuate="onLoad"/>
        <svg:title/>
        <svg:desc>DAI-logo+TU.jpg</svg:desc>
      </draw:frame>
      <draw:custom-shape svg:x="6.4878in" svg:y="0.82638in" svg:width="1.62323in" svg:height="0.39409in" draw:id="id41" draw:layer="Master1-bg" draw:style-name="a90" draw:name="Rectangle 26">
        <svg:title/>
        <svg:desc/>
        <text:p text:style-name="a89" text:class-names="" text:cond-style-name=""><text:span text:style-name="a88" text:class-names="">Date: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93" draw:name="Titel 1" svg:x="0.82638in" svg:y="2.56929in" svg:width="9.37165in" svg:height="1.77244in" presentation:class="title" presentation:placeholder="false">
        <draw:text-box>
          <text:p text:style-name="a92" text:class-names="" text:cond-style-name=""><text:span text:style-name="a91" text:class-names="">Titelmasterformat durch Klicken bearbeiten</text:span></text:p>
        </draw:text-box>
        <svg:title/>
        <svg:desc/>
      </draw:frame>
      <draw:frame draw:id="id43" presentation:style-name="a96" draw:name="Untertitel 2" svg:x="1.65433in" svg:y="4.68583in" svg:width="7.71693in" svg:height="2.11299in" presentation:class="subtitle" presentation:placeholder="false">
        <draw:text-box>
          <text:p text:style-name="a95" text:class-names="" text:cond-style-name=""><text:span text:style-name="a94" text:class-names="">Formatvorlage des Untertitelmasters durch Klicken bearbeiten</text:span></text:p>
        </draw:text-box>
        <svg:title/>
        <svg:desc/>
      </draw:frame>
      <presentation:notes style:page-layout-name="pageLayout2" draw:style-name="a171">
        <draw:page-thumbnail svg:x="1.21063in" svg:y="0.88858in" svg:width="5.84567in" svg:height="4.38425in" presentation:class="page" draw:id="id27" presentation:style-name="a155" draw:name="Slide Image Placeholder 1">
          <svg:title/>
          <svg:desc/>
        </draw:page-thumbnail>
        <draw:frame draw:id="id28" presentation:style-name="a158" draw:name="Notes Placeholder 2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29" presentation:style-name="a161" draw:name="Header Placeholder 3" svg:x="0in" svg:y="0in" svg:width="3.5878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30" presentation:style-name="a164" draw:name="Date Placeholder 4" svg:x="4.67953in" svg:y="0in" svg:width="3.5878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31" presentation:style-name="a167" draw:name="Footer Placeholder 5" svg:x="0in" svg:y="11.10827in" svg:width="3.5878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32" presentation:style-name="a170" draw:name="Slide Number Placeholder 6" svg:x="4.67953in" svg:y="11.10827in" svg:width="3.5878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72">
      <draw:custom-shape svg:x="8.11102in" svg:y="0.82638in" svg:width="2.71181in" svg:height="0.39409in" draw:id="id62" draw:layer="Master1-bg" draw:style-name="a175" draw:name="Rectangle 26">
        <svg:title/>
        <svg:desc/>
        <text:p text:style-name="a174" text:class-names="" text:cond-style-name=""><text:span text:style-name="a173" text:class-names="">curr</text:span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36" draw:id="id63">
        <svg:title/>
        <svg:desc/>
        <draw:custom-shape svg:x="0.19606in" svg:y="0.19449in" svg:width="1.37835in" svg:height="0.3937in" draw:id="id83" draw:layer="Master1-bg" draw:style-name="a219" draw:name="Rectangle 8">
          <svg:title/>
          <svg:desc/>
          <text:p text:style-name="a218" text:class-names="" text:cond-style-name=""><text:span text:style-name="a217" text:class-names="">Project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5878in" svg:width="1.37835in" svg:height="0.38819in" draw:id="id84" draw:layer="Master1-bg" draw:style-name="a222" draw:name="Rectangle 9">
          <svg:title/>
          <svg:desc/>
          <text:p text:style-name="a221" text:class-names="" text:cond-style-name=""><text:span text:style-name="a220" text:class-names="">Name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9815in" svg:width="1.37835in" svg:height="0.3937in" draw:id="id85" draw:layer="Master1-bg" draw:style-name="a225" draw:name="Rectangle 10">
          <svg:title/>
          <svg:desc/>
          <text:p text:style-name="a224" text:class-names="" text:cond-style-name=""><text:span text:style-name="a223" text:class-names="">Status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19449in" svg:width="4.13189in" svg:height="0.3937in" draw:id="id86" draw:layer="Master1-bg" draw:style-name="a232" draw:name="Rectangle 11">
          <svg:title/>
          <svg:desc/>
          <text:p text:style-name="a231" text:class-names="" text:cond-style-name=""><text:span text:style-name="a226" text:class-names="">Data Science PJ<text:s text:c="1"/></text:span><text:span text:style-name="a227" text:class-names="">SoSe</text:span><text:span text:style-name="a228" text:class-names=""><text:s text:c="1"/></text:span><text:span text:style-name="a229" text:class-names="">2022</text:span><text:span text:style-name="a2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5878in" svg:width="4.13189in" svg:height="0.38819in" draw:id="id87" draw:layer="Master1-bg" draw:style-name="a235" draw:name="Rectangle 12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97992in" svg:width="1.37677in" svg:height="0.3937in" draw:id="id88" draw:layer="Master1-bg" draw:style-name="a238" draw:name="Rectangle 32">
          <svg:title/>
          <svg:desc/>
          <text:p text:style-name="a237" text:class-names="" text:cond-style-name=""><text:span text:style-name="a236" text:class-names="">Over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315in" svg:y="0.9815in" svg:width="1.37677in" svg:height="0.3937in" draw:id="id89" draw:layer="Master1-bg" draw:style-name="a241" draw:name="Rectangle 33">
          <svg:title/>
          <svg:desc/>
          <text:p text:style-name="a240" text:class-names="" text:cond-style-name=""><text:span text:style-name="a239" text:class-names="">Schedu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2992in" svg:y="0.9815in" svg:width="1.37677in" svg:height="0.3937in" draw:id="id90" draw:layer="Master1-bg" draw:style-name="a244" draw:name="Rectangle 34">
          <svg:title/>
          <svg:desc/>
          <text:p text:style-name="a243" text:class-names="" text:cond-style-name=""><text:span text:style-name="a242" text:class-names="">Quality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6" draw:id="id64">
        <svg:title/>
        <svg:desc/>
        <draw:custom-shape svg:x="5.67205in" svg:y="1.77087in" svg:width="5.11614in" svg:height="1.25866in" draw:id="id81" draw:layer="Master1-bg" draw:style-name="a213" draw:name="Rectangle 35">
          <svg:title/>
          <svg:desc/>
          <text:p text:style-name="a212" text:class-names="" text:cond-style-name=""><text:span text:style-name="a2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1.53465in" svg:width="2.36102in" svg:height="0.31417in" draw:id="id82" draw:layer="Master1-bg" draw:style-name="a216" draw:name="Rectangle 45">
          <svg:title/>
          <svg:desc/>
          <text:p text:style-name="a215" text:class-names="" text:cond-style-name=""><text:span text:style-name="a214" text:class-names="">Problem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5" draw:id="id65">
        <svg:title/>
        <svg:desc/>
        <draw:custom-shape svg:x="5.67205in" svg:y="3.33976in" svg:width="5.11614in" svg:height="2.72795in" draw:id="id79" draw:layer="Master1-bg" draw:style-name="a207" draw:name="Rectangle 50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78in" svg:y="3.18937in" svg:width="3.48071in" svg:height="0.35787in" draw:id="id80" draw:layer="Master1-bg" draw:style-name="a210" draw:name="Rectangle 51">
          <svg:title/>
          <svg:desc/>
          <text:p text:style-name="a209" text:class-names="" text:cond-style-name=""><text:span text:style-name="a208" text:class-names="">Assistance / Question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3" draw:id="id66">
        <svg:title/>
        <svg:desc/>
        <draw:custom-shape svg:x="0.2378in" svg:y="1.77087in" svg:width="5.11614in" svg:height="2.95157in" draw:id="id77" draw:layer="Master1-bg" draw:style-name="a201" draw:name="Rectangle 42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1.53465in" svg:width="2.36102in" svg:height="0.31417in" draw:id="id78" draw:layer="Master1-bg" draw:style-name="a204" draw:name="Rectangle 54">
          <svg:title/>
          <svg:desc/>
          <text:p text:style-name="a203" text:class-names="" text:cond-style-name=""><text:span text:style-name="a202" text:class-names="">Last Week D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69" draw:id="id67">
        <svg:title/>
        <svg:desc/>
        <draw:custom-shape svg:x="5.67205in" svg:y="6.35591in" svg:width="5.11614in" svg:height="1.71535in" draw:id="id75" draw:layer="Master1-bg" draw:style-name="a195" draw:name="Rectangle 59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6.2189in" svg:width="2.36102in" svg:height="0.31378in" draw:id="id76" draw:layer="Master1-bg" draw:style-name="a198" draw:name="Rectangle 60">
          <svg:title/>
          <svg:desc/>
          <text:p text:style-name="a197" text:class-names="" text:cond-style-name=""><text:span text:style-name="a196" text:class-names="">Remark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0" draw:id="id68">
        <svg:title/>
        <svg:desc/>
        <draw:custom-shape svg:x="0.2378in" svg:y="5.11614in" svg:width="5.11614in" svg:height="2.95157in" draw:id="id73" draw:layer="Master1-bg" draw:style-name="a189" draw:name="Rectangle 62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4.88031in" svg:width="2.36102in" svg:height="0.31417in" draw:id="id74" draw:layer="Master1-bg" draw:style-name="a192" draw:name="Rectangle 63">
          <svg:title/>
          <svg:desc/>
          <text:p text:style-name="a191" text:class-names="" text:cond-style-name=""><text:span text:style-name="a190" text:class-names="">This Week Plan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9" draw:layer="Master1-bg" draw:style-name="a176" draw:name="Bild 1" svg:x="7.46024in" svg:y="0.13898in" svg:width="3.36299in" svg:height="0.54685in" style:rel-width="scale" style:rel-height="scale">
        <draw:image xlink:href="media/image1.jpg" xlink:type="simple" xlink:show="embed" xlink:actuate="onLoad"/>
        <svg:title/>
        <svg:desc>DAI-logo+TU.jpg</svg:desc>
      </draw:frame>
      <draw:custom-shape svg:x="6.4878in" svg:y="0.82638in" svg:width="1.62323in" svg:height="0.39409in" draw:id="id70" draw:layer="Master1-bg" draw:style-name="a179" draw:name="Rectangle 26">
        <svg:title/>
        <svg:desc/>
        <text:p text:style-name="a178" text:class-names="" text:cond-style-name=""><text:span text:style-name="a177" text:class-names="">Date: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182" draw:name="Titel 1" svg:x="0.55197in" svg:y="0.3315in" svg:width="9.92205in" svg:height="1.37835in" presentation:class="title" presentation:placeholder="false">
        <draw:text-box>
          <text:p text:style-name="a181" text:class-names="" text:cond-style-name=""><text:span text:style-name="a180" text:class-names="">Titelmasterformat durch Klicken bearbeiten</text:span></text:p>
        </draw:text-box>
        <svg:title/>
        <svg:desc/>
      </draw:frame>
      <draw:frame draw:id="id72" presentation:style-name="a186" draw:name="Inhaltsplatzhalter 2" svg:x="0.55197in" svg:y="1.92874in" svg:width="9.92205in" svg:height="5.45827in" presentation:class="title" presentation:placeholder="false">
        <draw:text-box>
          <text:list text:style-name="a185">
            <text:list-item>
              <text:p text:style-name="a184" text:class-names="" text:cond-style-name=""><text:span text:style-name="a183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presentation:notes style:page-layout-name="pageLayout2" draw:style-name="a261">
        <draw:page-thumbnail svg:x="1.21063in" svg:y="0.88858in" svg:width="5.84567in" svg:height="4.38425in" presentation:class="page" draw:id="id27" presentation:style-name="a245" draw:name="Slide Image Placeholder 1">
          <svg:title/>
          <svg:desc/>
        </draw:page-thumbnail>
        <draw:frame draw:id="id28" presentation:style-name="a248" draw:name="Notes Placeholder 2" svg:x="0.82677in" svg:y="5.55394in" svg:width="6.61378in" svg:height="5.26142in" presentation:class="notes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29" presentation:style-name="a251" draw:name="Header Placeholder 3" svg:x="0in" svg:y="0in" svg:width="3.5878in" svg:height="0.58425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30" presentation:style-name="a254" draw:name="Date Placeholder 4" svg:x="4.67953in" svg:y="0in" svg:width="3.5878in" svg:height="0.58425in" presentation:class="date-time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31" presentation:style-name="a257" draw:name="Footer Placeholder 5" svg:x="0in" svg:y="11.10827in" svg:width="3.5878in" svg:height="0.58425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32" presentation:style-name="a260" draw:name="Slide Number Placeholder 6" svg:x="4.67953in" svg:y="11.10827in" svg:width="3.5878in" svg:height="0.58425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_a_überschrift" style:page-layout-name="pageLayout1" draw:style-name="a262">
      <draw:custom-shape svg:x="8.11102in" svg:y="0.82638in" svg:width="2.71181in" svg:height="0.39409in" draw:id="id91" draw:layer="Master1-bg" draw:style-name="a265" draw:name="Rectangle 26">
        <svg:title/>
        <svg:desc/>
        <text:p text:style-name="a264" text:class-names="" text:cond-style-name=""><text:span text:style-name="a263" text:class-names="">curr</text:span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36" draw:id="id92">
        <svg:title/>
        <svg:desc/>
        <draw:custom-shape svg:x="0.19606in" svg:y="0.19449in" svg:width="1.37835in" svg:height="0.3937in" draw:id="id112" draw:layer="Master1-bg" draw:style-name="a309" draw:name="Rectangle 8">
          <svg:title/>
          <svg:desc/>
          <text:p text:style-name="a308" text:class-names="" text:cond-style-name=""><text:span text:style-name="a307" text:class-names="">Project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5878in" svg:width="1.37835in" svg:height="0.38819in" draw:id="id113" draw:layer="Master1-bg" draw:style-name="a312" draw:name="Rectangle 9">
          <svg:title/>
          <svg:desc/>
          <text:p text:style-name="a311" text:class-names="" text:cond-style-name=""><text:span text:style-name="a310" text:class-names="">Name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9815in" svg:width="1.37835in" svg:height="0.3937in" draw:id="id114" draw:layer="Master1-bg" draw:style-name="a315" draw:name="Rectangle 10">
          <svg:title/>
          <svg:desc/>
          <text:p text:style-name="a314" text:class-names="" text:cond-style-name=""><text:span text:style-name="a313" text:class-names="">Status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19449in" svg:width="4.13189in" svg:height="0.3937in" draw:id="id115" draw:layer="Master1-bg" draw:style-name="a322" draw:name="Rectangle 11">
          <svg:title/>
          <svg:desc/>
          <text:p text:style-name="a321" text:class-names="" text:cond-style-name=""><text:span text:style-name="a316" text:class-names="">Data Science PJ<text:s text:c="1"/></text:span><text:span text:style-name="a317" text:class-names="">SoSe</text:span><text:span text:style-name="a318" text:class-names=""><text:s text:c="1"/></text:span><text:span text:style-name="a319" text:class-names="">2022</text:span><text:span text:style-name="a3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5878in" svg:width="4.13189in" svg:height="0.38819in" draw:id="id116" draw:layer="Master1-bg" draw:style-name="a325" draw:name="Rectangle 12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97992in" svg:width="1.37677in" svg:height="0.3937in" draw:id="id117" draw:layer="Master1-bg" draw:style-name="a328" draw:name="Rectangle 32">
          <svg:title/>
          <svg:desc/>
          <text:p text:style-name="a327" text:class-names="" text:cond-style-name=""><text:span text:style-name="a326" text:class-names="">Over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315in" svg:y="0.9815in" svg:width="1.37677in" svg:height="0.3937in" draw:id="id118" draw:layer="Master1-bg" draw:style-name="a331" draw:name="Rectangle 33">
          <svg:title/>
          <svg:desc/>
          <text:p text:style-name="a330" text:class-names="" text:cond-style-name=""><text:span text:style-name="a329" text:class-names="">Schedu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2992in" svg:y="0.9815in" svg:width="1.37677in" svg:height="0.3937in" draw:id="id119" draw:layer="Master1-bg" draw:style-name="a334" draw:name="Rectangle 34">
          <svg:title/>
          <svg:desc/>
          <text:p text:style-name="a333" text:class-names="" text:cond-style-name=""><text:span text:style-name="a332" text:class-names="">Quality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6" draw:id="id93">
        <svg:title/>
        <svg:desc/>
        <draw:custom-shape svg:x="5.67205in" svg:y="1.77087in" svg:width="5.11614in" svg:height="1.25866in" draw:id="id110" draw:layer="Master1-bg" draw:style-name="a303" draw:name="Rectangle 35">
          <svg:title/>
          <svg:desc/>
          <text:p text:style-name="a302" text:class-names="" text:cond-style-name=""><text:span text:style-name="a3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1.53465in" svg:width="2.36102in" svg:height="0.31417in" draw:id="id111" draw:layer="Master1-bg" draw:style-name="a306" draw:name="Rectangle 45">
          <svg:title/>
          <svg:desc/>
          <text:p text:style-name="a305" text:class-names="" text:cond-style-name=""><text:span text:style-name="a304" text:class-names="">Problem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5" draw:id="id94">
        <svg:title/>
        <svg:desc/>
        <draw:custom-shape svg:x="5.67205in" svg:y="3.33976in" svg:width="5.11614in" svg:height="2.72795in" draw:id="id108" draw:layer="Master1-bg" draw:style-name="a297" draw:name="Rectangle 50">
          <svg:title/>
          <svg:desc/>
          <text:p text:style-name="a296" text:class-names="" text:cond-style-name=""><text:span text:style-name="a2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78in" svg:y="3.18937in" svg:width="3.48071in" svg:height="0.35787in" draw:id="id109" draw:layer="Master1-bg" draw:style-name="a300" draw:name="Rectangle 51">
          <svg:title/>
          <svg:desc/>
          <text:p text:style-name="a299" text:class-names="" text:cond-style-name=""><text:span text:style-name="a298" text:class-names="">Assistance / Question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3" draw:id="id95">
        <svg:title/>
        <svg:desc/>
        <draw:custom-shape svg:x="0.2378in" svg:y="1.77087in" svg:width="5.11614in" svg:height="2.95157in" draw:id="id106" draw:layer="Master1-bg" draw:style-name="a291" draw:name="Rectangle 42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1.53465in" svg:width="2.36102in" svg:height="0.31417in" draw:id="id107" draw:layer="Master1-bg" draw:style-name="a294" draw:name="Rectangle 54">
          <svg:title/>
          <svg:desc/>
          <text:p text:style-name="a293" text:class-names="" text:cond-style-name=""><text:span text:style-name="a292" text:class-names="">Last Week D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69" draw:id="id96">
        <svg:title/>
        <svg:desc/>
        <draw:custom-shape svg:x="5.67205in" svg:y="6.35591in" svg:width="5.11614in" svg:height="1.71535in" draw:id="id104" draw:layer="Master1-bg" draw:style-name="a285" draw:name="Rectangle 59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6.2189in" svg:width="2.36102in" svg:height="0.31378in" draw:id="id105" draw:layer="Master1-bg" draw:style-name="a288" draw:name="Rectangle 60">
          <svg:title/>
          <svg:desc/>
          <text:p text:style-name="a287" text:class-names="" text:cond-style-name=""><text:span text:style-name="a286" text:class-names="">Remark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0" draw:id="id97">
        <svg:title/>
        <svg:desc/>
        <draw:custom-shape svg:x="0.2378in" svg:y="5.11614in" svg:width="5.11614in" svg:height="2.95157in" draw:id="id102" draw:layer="Master1-bg" draw:style-name="a279" draw:name="Rectangle 62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4.88031in" svg:width="2.36102in" svg:height="0.31417in" draw:id="id103" draw:layer="Master1-bg" draw:style-name="a282" draw:name="Rectangle 63">
          <svg:title/>
          <svg:desc/>
          <text:p text:style-name="a281" text:class-names="" text:cond-style-name=""><text:span text:style-name="a280" text:class-names="">This Week Plan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8" draw:layer="Master1-bg" draw:style-name="a266" draw:name="Bild 1" svg:x="7.46024in" svg:y="0.13898in" svg:width="3.36299in" svg:height="0.54685in" style:rel-width="scale" style:rel-height="scale">
        <draw:image xlink:href="media/image1.jpg" xlink:type="simple" xlink:show="embed" xlink:actuate="onLoad"/>
        <svg:title/>
        <svg:desc>DAI-logo+TU.jpg</svg:desc>
      </draw:frame>
      <draw:custom-shape svg:x="6.4878in" svg:y="0.82638in" svg:width="1.62323in" svg:height="0.39409in" draw:id="id99" draw:layer="Master1-bg" draw:style-name="a269" draw:name="Rectangle 26">
        <svg:title/>
        <svg:desc/>
        <text:p text:style-name="a268" text:class-names="" text:cond-style-name=""><text:span text:style-name="a267" text:class-names="">Date: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272" draw:name="Titel 1" svg:x="0.87165in" svg:y="5.31417in" svg:width="9.36969in" svg:height="1.64252in" presentation:class="title" presentation:placeholder="false">
        <draw:text-box>
          <text:p text:style-name="a271" text:class-names="" text:cond-style-name=""><text:span text:style-name="a270" text:class-names="">Titelmasterformat durch Klicken bearbeiten</text:span></text:p>
        </draw:text-box>
        <svg:title/>
        <svg:desc/>
      </draw:frame>
      <draw:frame draw:id="id101" presentation:style-name="a276" draw:name="Textplatzhalter 2" svg:x="0.87165in" svg:y="3.50512in" svg:width="9.36969in" svg:height="1.80906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Textmasterformat bearbeiten</text:span></text:p>
            </text:list-item>
          </text:list>
        </draw:text-box>
        <svg:title/>
        <svg:desc/>
      </draw:frame>
      <presentation:notes style:page-layout-name="pageLayout2" draw:style-name="a351">
        <draw:page-thumbnail svg:x="1.21063in" svg:y="0.88858in" svg:width="5.84567in" svg:height="4.38425in" presentation:class="page" draw:id="id27" presentation:style-name="a335" draw:name="Slide Image Placeholder 1">
          <svg:title/>
          <svg:desc/>
        </draw:page-thumbnail>
        <draw:frame draw:id="id28" presentation:style-name="a338" draw:name="Notes Placeholder 2" svg:x="0.82677in" svg:y="5.55394in" svg:width="6.61378in" svg:height="5.26142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29" presentation:style-name="a341" draw:name="Header Placeholder 3" svg:x="0in" svg:y="0in" svg:width="3.5878in" svg:height="0.58425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30" presentation:style-name="a344" draw:name="Date Placeholder 4" svg:x="4.67953in" svg:y="0in" svg:width="3.5878in" svg:height="0.58425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31" presentation:style-name="a347" draw:name="Footer Placeholder 5" svg:x="0in" svg:y="11.10827in" svg:width="3.5878in" svg:height="0.58425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32" presentation:style-name="a350" draw:name="Slide Number Placeholder 6" svg:x="4.67953in" svg:y="11.10827in" svg:width="3.5878in" svg:height="0.58425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Zwei-Inhalte" style:page-layout-name="pageLayout1" draw:style-name="a352">
      <draw:custom-shape svg:x="8.11102in" svg:y="0.82638in" svg:width="2.71181in" svg:height="0.39409in" draw:id="id120" draw:layer="Master1-bg" draw:style-name="a355" draw:name="Rectangle 26">
        <svg:title/>
        <svg:desc/>
        <text:p text:style-name="a354" text:class-names="" text:cond-style-name=""><text:span text:style-name="a353" text:class-names="">curr</text:span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36" draw:id="id121">
        <svg:title/>
        <svg:desc/>
        <draw:custom-shape svg:x="0.19606in" svg:y="0.19449in" svg:width="1.37835in" svg:height="0.3937in" draw:id="id142" draw:layer="Master1-bg" draw:style-name="a404" draw:name="Rectangle 8">
          <svg:title/>
          <svg:desc/>
          <text:p text:style-name="a403" text:class-names="" text:cond-style-name=""><text:span text:style-name="a402" text:class-names="">Project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5878in" svg:width="1.37835in" svg:height="0.38819in" draw:id="id143" draw:layer="Master1-bg" draw:style-name="a407" draw:name="Rectangle 9">
          <svg:title/>
          <svg:desc/>
          <text:p text:style-name="a406" text:class-names="" text:cond-style-name=""><text:span text:style-name="a405" text:class-names="">Name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9815in" svg:width="1.37835in" svg:height="0.3937in" draw:id="id144" draw:layer="Master1-bg" draw:style-name="a410" draw:name="Rectangle 10">
          <svg:title/>
          <svg:desc/>
          <text:p text:style-name="a409" text:class-names="" text:cond-style-name=""><text:span text:style-name="a408" text:class-names="">Status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19449in" svg:width="4.13189in" svg:height="0.3937in" draw:id="id145" draw:layer="Master1-bg" draw:style-name="a417" draw:name="Rectangle 11">
          <svg:title/>
          <svg:desc/>
          <text:p text:style-name="a416" text:class-names="" text:cond-style-name=""><text:span text:style-name="a411" text:class-names="">Data Science PJ<text:s text:c="1"/></text:span><text:span text:style-name="a412" text:class-names="">SoSe</text:span><text:span text:style-name="a413" text:class-names=""><text:s text:c="1"/></text:span><text:span text:style-name="a414" text:class-names="">2022</text:span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5878in" svg:width="4.13189in" svg:height="0.38819in" draw:id="id146" draw:layer="Master1-bg" draw:style-name="a420" draw:name="Rectangle 12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97992in" svg:width="1.37677in" svg:height="0.3937in" draw:id="id147" draw:layer="Master1-bg" draw:style-name="a423" draw:name="Rectangle 32">
          <svg:title/>
          <svg:desc/>
          <text:p text:style-name="a422" text:class-names="" text:cond-style-name=""><text:span text:style-name="a421" text:class-names="">Over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315in" svg:y="0.9815in" svg:width="1.37677in" svg:height="0.3937in" draw:id="id148" draw:layer="Master1-bg" draw:style-name="a426" draw:name="Rectangle 33">
          <svg:title/>
          <svg:desc/>
          <text:p text:style-name="a425" text:class-names="" text:cond-style-name=""><text:span text:style-name="a424" text:class-names="">Schedu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2992in" svg:y="0.9815in" svg:width="1.37677in" svg:height="0.3937in" draw:id="id149" draw:layer="Master1-bg" draw:style-name="a429" draw:name="Rectangle 34">
          <svg:title/>
          <svg:desc/>
          <text:p text:style-name="a428" text:class-names="" text:cond-style-name=""><text:span text:style-name="a427" text:class-names="">Quality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6" draw:id="id122">
        <svg:title/>
        <svg:desc/>
        <draw:custom-shape svg:x="5.67205in" svg:y="1.77087in" svg:width="5.11614in" svg:height="1.25866in" draw:id="id140" draw:layer="Master1-bg" draw:style-name="a398" draw:name="Rectangle 35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1.53465in" svg:width="2.36102in" svg:height="0.31417in" draw:id="id141" draw:layer="Master1-bg" draw:style-name="a401" draw:name="Rectangle 45">
          <svg:title/>
          <svg:desc/>
          <text:p text:style-name="a400" text:class-names="" text:cond-style-name=""><text:span text:style-name="a399" text:class-names="">Problem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5" draw:id="id123">
        <svg:title/>
        <svg:desc/>
        <draw:custom-shape svg:x="5.67205in" svg:y="3.33976in" svg:width="5.11614in" svg:height="2.72795in" draw:id="id138" draw:layer="Master1-bg" draw:style-name="a392" draw:name="Rectangle 50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78in" svg:y="3.18937in" svg:width="3.48071in" svg:height="0.35787in" draw:id="id139" draw:layer="Master1-bg" draw:style-name="a395" draw:name="Rectangle 51">
          <svg:title/>
          <svg:desc/>
          <text:p text:style-name="a394" text:class-names="" text:cond-style-name=""><text:span text:style-name="a393" text:class-names="">Assistance / Question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3" draw:id="id124">
        <svg:title/>
        <svg:desc/>
        <draw:custom-shape svg:x="0.2378in" svg:y="1.77087in" svg:width="5.11614in" svg:height="2.95157in" draw:id="id136" draw:layer="Master1-bg" draw:style-name="a386" draw:name="Rectangle 42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1.53465in" svg:width="2.36102in" svg:height="0.31417in" draw:id="id137" draw:layer="Master1-bg" draw:style-name="a389" draw:name="Rectangle 54">
          <svg:title/>
          <svg:desc/>
          <text:p text:style-name="a388" text:class-names="" text:cond-style-name=""><text:span text:style-name="a387" text:class-names="">Last Week D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69" draw:id="id125">
        <svg:title/>
        <svg:desc/>
        <draw:custom-shape svg:x="5.67205in" svg:y="6.35591in" svg:width="5.11614in" svg:height="1.71535in" draw:id="id134" draw:layer="Master1-bg" draw:style-name="a380" draw:name="Rectangle 59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6.2189in" svg:width="2.36102in" svg:height="0.31378in" draw:id="id135" draw:layer="Master1-bg" draw:style-name="a383" draw:name="Rectangle 60">
          <svg:title/>
          <svg:desc/>
          <text:p text:style-name="a382" text:class-names="" text:cond-style-name=""><text:span text:style-name="a381" text:class-names="">Remark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0" draw:id="id126">
        <svg:title/>
        <svg:desc/>
        <draw:custom-shape svg:x="0.2378in" svg:y="5.11614in" svg:width="5.11614in" svg:height="2.95157in" draw:id="id132" draw:layer="Master1-bg" draw:style-name="a374" draw:name="Rectangle 62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4.88031in" svg:width="2.36102in" svg:height="0.31417in" draw:id="id133" draw:layer="Master1-bg" draw:style-name="a377" draw:name="Rectangle 63">
          <svg:title/>
          <svg:desc/>
          <text:p text:style-name="a376" text:class-names="" text:cond-style-name=""><text:span text:style-name="a375" text:class-names="">This Week Plan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7" draw:layer="Master1-bg" draw:style-name="a356" draw:name="Bild 1" svg:x="7.46024in" svg:y="0.13898in" svg:width="3.36299in" svg:height="0.54685in" style:rel-width="scale" style:rel-height="scale">
        <draw:image xlink:href="media/image1.jpg" xlink:type="simple" xlink:show="embed" xlink:actuate="onLoad"/>
        <svg:title/>
        <svg:desc>DAI-logo+TU.jpg</svg:desc>
      </draw:frame>
      <draw:custom-shape svg:x="6.4878in" svg:y="0.82638in" svg:width="1.62323in" svg:height="0.39409in" draw:id="id128" draw:layer="Master1-bg" draw:style-name="a359" draw:name="Rectangle 26">
        <svg:title/>
        <svg:desc/>
        <text:p text:style-name="a358" text:class-names="" text:cond-style-name=""><text:span text:style-name="a357" text:class-names="">Date: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9" presentation:style-name="a363" draw:name="Inhaltsplatzhalter 2" svg:x="0.55197in" svg:y="1.92874in" svg:width="4.87677in" svg:height="5.45827in" presentation:class="title" presentation:placeholder="false">
        <draw:text-box>
          <text:list text:style-name="a362">
            <text:list-item>
              <text:p text:style-name="a361" text:class-names="" text:cond-style-name=""><text:span text:style-name="a360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130" presentation:style-name="a367" draw:name="Inhaltsplatzhalter 3" svg:x="5.59567in" svg:y="1.92874in" svg:width="4.87835in" svg:height="5.45827in" presentation:class="title" presentation:placeholder="false">
        <draw:text-box>
          <text:list text:style-name="a366">
            <text:list-item>
              <text:p text:style-name="a365" text:class-names="" text:cond-style-name=""><text:span text:style-name="a364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131" presentation:style-name="a371" draw:name="Text Placeholder 3" svg:x="0.55118in" svg:y="1.93465in" svg:width="9.70079in" svg:height="4.79567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/></text:p>
            </text:list-item>
          </text:list>
        </draw:text-box>
        <svg:title/>
        <svg:desc/>
      </draw:frame>
      <presentation:notes style:page-layout-name="pageLayout2" draw:style-name="a446">
        <draw:page-thumbnail svg:x="1.21063in" svg:y="0.88858in" svg:width="5.84567in" svg:height="4.38425in" presentation:class="page" draw:id="id27" presentation:style-name="a430" draw:name="Slide Image Placeholder 1">
          <svg:title/>
          <svg:desc/>
        </draw:page-thumbnail>
        <draw:frame draw:id="id28" presentation:style-name="a433" draw:name="Notes Placeholder 2" svg:x="0.82677in" svg:y="5.55394in" svg:width="6.61378in" svg:height="5.26142in" presentation:class="notes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29" presentation:style-name="a436" draw:name="Header Placeholder 3" svg:x="0in" svg:y="0in" svg:width="3.5878in" svg:height="0.58425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30" presentation:style-name="a439" draw:name="Date Placeholder 4" svg:x="4.67953in" svg:y="0in" svg:width="3.5878in" svg:height="0.58425in" presentation:class="date-time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31" presentation:style-name="a442" draw:name="Footer Placeholder 5" svg:x="0in" svg:y="11.10827in" svg:width="3.5878in" svg:height="0.58425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32" presentation:style-name="a445" draw:name="Slide Number Placeholder 6" svg:x="4.67953in" svg:y="11.10827in" svg:width="3.5878in" svg:height="0.58425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447">
      <draw:custom-shape svg:x="8.11102in" svg:y="0.82638in" svg:width="2.71181in" svg:height="0.39409in" draw:id="id150" draw:layer="Master1-bg" draw:style-name="a450" draw:name="Rectangle 26">
        <svg:title/>
        <svg:desc/>
        <text:p text:style-name="a449" text:class-names="" text:cond-style-name=""><text:span text:style-name="a448" text:class-names="">curr</text:span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36" draw:id="id151">
        <svg:title/>
        <svg:desc/>
        <draw:custom-shape svg:x="0.19606in" svg:y="0.19449in" svg:width="1.37835in" svg:height="0.3937in" draw:id="id174" draw:layer="Master1-bg" draw:style-name="a506" draw:name="Rectangle 8">
          <svg:title/>
          <svg:desc/>
          <text:p text:style-name="a505" text:class-names="" text:cond-style-name=""><text:span text:style-name="a504" text:class-names="">Project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5878in" svg:width="1.37835in" svg:height="0.38819in" draw:id="id175" draw:layer="Master1-bg" draw:style-name="a509" draw:name="Rectangle 9">
          <svg:title/>
          <svg:desc/>
          <text:p text:style-name="a508" text:class-names="" text:cond-style-name=""><text:span text:style-name="a507" text:class-names="">Name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9815in" svg:width="1.37835in" svg:height="0.3937in" draw:id="id176" draw:layer="Master1-bg" draw:style-name="a512" draw:name="Rectangle 10">
          <svg:title/>
          <svg:desc/>
          <text:p text:style-name="a511" text:class-names="" text:cond-style-name=""><text:span text:style-name="a510" text:class-names="">Status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19449in" svg:width="4.13189in" svg:height="0.3937in" draw:id="id177" draw:layer="Master1-bg" draw:style-name="a519" draw:name="Rectangle 11">
          <svg:title/>
          <svg:desc/>
          <text:p text:style-name="a518" text:class-names="" text:cond-style-name=""><text:span text:style-name="a513" text:class-names="">Data Science PJ<text:s text:c="1"/></text:span><text:span text:style-name="a514" text:class-names="">SoSe</text:span><text:span text:style-name="a515" text:class-names=""><text:s text:c="1"/></text:span><text:span text:style-name="a516" text:class-names="">2022</text:span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5878in" svg:width="4.13189in" svg:height="0.38819in" draw:id="id178" draw:layer="Master1-bg" draw:style-name="a522" draw:name="Rectangle 12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97992in" svg:width="1.37677in" svg:height="0.3937in" draw:id="id179" draw:layer="Master1-bg" draw:style-name="a525" draw:name="Rectangle 32">
          <svg:title/>
          <svg:desc/>
          <text:p text:style-name="a524" text:class-names="" text:cond-style-name=""><text:span text:style-name="a523" text:class-names="">Over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315in" svg:y="0.9815in" svg:width="1.37677in" svg:height="0.3937in" draw:id="id180" draw:layer="Master1-bg" draw:style-name="a528" draw:name="Rectangle 33">
          <svg:title/>
          <svg:desc/>
          <text:p text:style-name="a527" text:class-names="" text:cond-style-name=""><text:span text:style-name="a526" text:class-names="">Schedu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2992in" svg:y="0.9815in" svg:width="1.37677in" svg:height="0.3937in" draw:id="id181" draw:layer="Master1-bg" draw:style-name="a531" draw:name="Rectangle 34">
          <svg:title/>
          <svg:desc/>
          <text:p text:style-name="a530" text:class-names="" text:cond-style-name=""><text:span text:style-name="a529" text:class-names="">Quality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6" draw:id="id152">
        <svg:title/>
        <svg:desc/>
        <draw:custom-shape svg:x="5.67205in" svg:y="1.77087in" svg:width="5.11614in" svg:height="1.25866in" draw:id="id172" draw:layer="Master1-bg" draw:style-name="a500" draw:name="Rectangle 35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1.53465in" svg:width="2.36102in" svg:height="0.31417in" draw:id="id173" draw:layer="Master1-bg" draw:style-name="a503" draw:name="Rectangle 45">
          <svg:title/>
          <svg:desc/>
          <text:p text:style-name="a502" text:class-names="" text:cond-style-name=""><text:span text:style-name="a501" text:class-names="">Problem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5" draw:id="id153">
        <svg:title/>
        <svg:desc/>
        <draw:custom-shape svg:x="5.67205in" svg:y="3.33976in" svg:width="5.11614in" svg:height="2.72795in" draw:id="id170" draw:layer="Master1-bg" draw:style-name="a494" draw:name="Rectangle 50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78in" svg:y="3.18937in" svg:width="3.48071in" svg:height="0.35787in" draw:id="id171" draw:layer="Master1-bg" draw:style-name="a497" draw:name="Rectangle 51">
          <svg:title/>
          <svg:desc/>
          <text:p text:style-name="a496" text:class-names="" text:cond-style-name=""><text:span text:style-name="a495" text:class-names="">Assistance / Question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3" draw:id="id154">
        <svg:title/>
        <svg:desc/>
        <draw:custom-shape svg:x="0.2378in" svg:y="1.77087in" svg:width="5.11614in" svg:height="2.95157in" draw:id="id168" draw:layer="Master1-bg" draw:style-name="a488" draw:name="Rectangle 42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1.53465in" svg:width="2.36102in" svg:height="0.31417in" draw:id="id169" draw:layer="Master1-bg" draw:style-name="a491" draw:name="Rectangle 54">
          <svg:title/>
          <svg:desc/>
          <text:p text:style-name="a490" text:class-names="" text:cond-style-name=""><text:span text:style-name="a489" text:class-names="">Last Week D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69" draw:id="id155">
        <svg:title/>
        <svg:desc/>
        <draw:custom-shape svg:x="5.67205in" svg:y="6.35591in" svg:width="5.11614in" svg:height="1.71535in" draw:id="id166" draw:layer="Master1-bg" draw:style-name="a482" draw:name="Rectangle 59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6.2189in" svg:width="2.36102in" svg:height="0.31378in" draw:id="id167" draw:layer="Master1-bg" draw:style-name="a485" draw:name="Rectangle 60">
          <svg:title/>
          <svg:desc/>
          <text:p text:style-name="a484" text:class-names="" text:cond-style-name=""><text:span text:style-name="a483" text:class-names="">Remark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0" draw:id="id156">
        <svg:title/>
        <svg:desc/>
        <draw:custom-shape svg:x="0.2378in" svg:y="5.11614in" svg:width="5.11614in" svg:height="2.95157in" draw:id="id164" draw:layer="Master1-bg" draw:style-name="a476" draw:name="Rectangle 62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4.88031in" svg:width="2.36102in" svg:height="0.31417in" draw:id="id165" draw:layer="Master1-bg" draw:style-name="a479" draw:name="Rectangle 63">
          <svg:title/>
          <svg:desc/>
          <text:p text:style-name="a478" text:class-names="" text:cond-style-name=""><text:span text:style-name="a477" text:class-names="">This Week Plan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57" draw:layer="Master1-bg" draw:style-name="a451" draw:name="Bild 1" svg:x="7.46024in" svg:y="0.13898in" svg:width="3.36299in" svg:height="0.54685in" style:rel-width="scale" style:rel-height="scale">
        <draw:image xlink:href="media/image1.jpg" xlink:type="simple" xlink:show="embed" xlink:actuate="onLoad"/>
        <svg:title/>
        <svg:desc>DAI-logo+TU.jpg</svg:desc>
      </draw:frame>
      <draw:custom-shape svg:x="6.4878in" svg:y="0.82638in" svg:width="1.62323in" svg:height="0.39409in" draw:id="id158" draw:layer="Master1-bg" draw:style-name="a454" draw:name="Rectangle 26">
        <svg:title/>
        <svg:desc/>
        <text:p text:style-name="a453" text:class-names="" text:cond-style-name=""><text:span text:style-name="a452" text:class-names="">Date: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9" presentation:style-name="a457" draw:name="Titel 1" svg:x="0.55197in" svg:y="0.3315in" svg:width="9.92205in" svg:height="1.37835in" presentation:class="title" presentation:placeholder="false">
        <draw:text-box>
          <text:p text:style-name="a456" text:class-names="" text:cond-style-name=""><text:span text:style-name="a455" text:class-names="">Titelmasterformat durch Klicken bearbeiten</text:span></text:p>
        </draw:text-box>
        <svg:title/>
        <svg:desc/>
      </draw:frame>
      <draw:frame draw:id="id160" presentation:style-name="a461" draw:name="Textplatzhalter 2" svg:x="0.55197in" svg:y="1.85079in" svg:width="4.86969in" svg:height="0.77087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Textmasterformat bearbeiten</text:span></text:p>
            </text:list-item>
          </text:list>
        </draw:text-box>
        <svg:title/>
        <svg:desc/>
      </draw:frame>
      <draw:frame draw:id="id161" presentation:style-name="a465" draw:name="Inhaltsplatzhalter 3" svg:x="0.55197in" svg:y="2.62165in" svg:width="4.86969in" svg:height="4.76575in" presentation:class="title" presentation:placeholder="false">
        <draw:text-box>
          <text:list text:style-name="a464">
            <text:list-item>
              <text:p text:style-name="a463" text:class-names="" text:cond-style-name=""><text:span text:style-name="a462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162" presentation:style-name="a469" draw:name="Textplatzhalter 4" svg:x="5.60079in" svg:y="1.85079in" svg:width="4.87323in" svg:height="0.77087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Textmasterformat bearbeiten</text:span></text:p>
            </text:list-item>
          </text:list>
        </draw:text-box>
        <svg:title/>
        <svg:desc/>
      </draw:frame>
      <draw:frame draw:id="id163" presentation:style-name="a473" draw:name="Inhaltsplatzhalter 5" svg:x="5.60079in" svg:y="2.62165in" svg:width="4.87323in" svg:height="4.76575in" presentation:class="title" presentation:placeholder="false">
        <draw:text-box>
          <text:list text:style-name="a472">
            <text:list-item>
              <text:p text:style-name="a471" text:class-names="" text:cond-style-name=""><text:span text:style-name="a470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presentation:notes style:page-layout-name="pageLayout2" draw:style-name="a548">
        <draw:page-thumbnail svg:x="1.21063in" svg:y="0.88858in" svg:width="5.84567in" svg:height="4.38425in" presentation:class="page" draw:id="id27" presentation:style-name="a532" draw:name="Slide Image Placeholder 1">
          <svg:title/>
          <svg:desc/>
        </draw:page-thumbnail>
        <draw:frame draw:id="id28" presentation:style-name="a535" draw:name="Notes Placeholder 2" svg:x="0.82677in" svg:y="5.55394in" svg:width="6.61378in" svg:height="5.26142in" presentation:class="notes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29" presentation:style-name="a538" draw:name="Header Placeholder 3" svg:x="0in" svg:y="0in" svg:width="3.5878in" svg:height="0.58425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30" presentation:style-name="a541" draw:name="Date Placeholder 4" svg:x="4.67953in" svg:y="0in" svg:width="3.5878in" svg:height="0.58425in" presentation:class="date-time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31" presentation:style-name="a544" draw:name="Footer Placeholder 5" svg:x="0in" svg:y="11.10827in" svg:width="3.5878in" svg:height="0.58425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32" presentation:style-name="a547" draw:name="Slide Number Placeholder 6" svg:x="4.67953in" svg:y="11.10827in" svg:width="3.5878in" svg:height="0.58425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549">
      <draw:custom-shape svg:x="8.11102in" svg:y="0.82638in" svg:width="2.71181in" svg:height="0.39409in" draw:id="id182" draw:layer="Master1-bg" draw:style-name="a552" draw:name="Rectangle 26">
        <svg:title/>
        <svg:desc/>
        <text:p text:style-name="a551" text:class-names="" text:cond-style-name=""><text:span text:style-name="a550" text:class-names="">curr</text:span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36" draw:id="id183">
        <svg:title/>
        <svg:desc/>
        <draw:custom-shape svg:x="0.19606in" svg:y="0.19449in" svg:width="1.37835in" svg:height="0.3937in" draw:id="id202" draw:layer="Master1-bg" draw:style-name="a592" draw:name="Rectangle 8">
          <svg:title/>
          <svg:desc/>
          <text:p text:style-name="a591" text:class-names="" text:cond-style-name=""><text:span text:style-name="a590" text:class-names="">Project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5878in" svg:width="1.37835in" svg:height="0.38819in" draw:id="id203" draw:layer="Master1-bg" draw:style-name="a595" draw:name="Rectangle 9">
          <svg:title/>
          <svg:desc/>
          <text:p text:style-name="a594" text:class-names="" text:cond-style-name=""><text:span text:style-name="a593" text:class-names="">Name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9815in" svg:width="1.37835in" svg:height="0.3937in" draw:id="id204" draw:layer="Master1-bg" draw:style-name="a598" draw:name="Rectangle 10">
          <svg:title/>
          <svg:desc/>
          <text:p text:style-name="a597" text:class-names="" text:cond-style-name=""><text:span text:style-name="a596" text:class-names="">Status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19449in" svg:width="4.13189in" svg:height="0.3937in" draw:id="id205" draw:layer="Master1-bg" draw:style-name="a605" draw:name="Rectangle 11">
          <svg:title/>
          <svg:desc/>
          <text:p text:style-name="a604" text:class-names="" text:cond-style-name=""><text:span text:style-name="a599" text:class-names="">Data Science PJ<text:s text:c="1"/></text:span><text:span text:style-name="a600" text:class-names="">SoSe</text:span><text:span text:style-name="a601" text:class-names=""><text:s text:c="1"/></text:span><text:span text:style-name="a602" text:class-names="">2022</text:span><text:span text:style-name="a6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5878in" svg:width="4.13189in" svg:height="0.38819in" draw:id="id206" draw:layer="Master1-bg" draw:style-name="a608" draw:name="Rectangle 12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97992in" svg:width="1.37677in" svg:height="0.3937in" draw:id="id207" draw:layer="Master1-bg" draw:style-name="a611" draw:name="Rectangle 32">
          <svg:title/>
          <svg:desc/>
          <text:p text:style-name="a610" text:class-names="" text:cond-style-name=""><text:span text:style-name="a609" text:class-names="">Over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315in" svg:y="0.9815in" svg:width="1.37677in" svg:height="0.3937in" draw:id="id208" draw:layer="Master1-bg" draw:style-name="a614" draw:name="Rectangle 33">
          <svg:title/>
          <svg:desc/>
          <text:p text:style-name="a613" text:class-names="" text:cond-style-name=""><text:span text:style-name="a612" text:class-names="">Schedu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2992in" svg:y="0.9815in" svg:width="1.37677in" svg:height="0.3937in" draw:id="id209" draw:layer="Master1-bg" draw:style-name="a617" draw:name="Rectangle 34">
          <svg:title/>
          <svg:desc/>
          <text:p text:style-name="a616" text:class-names="" text:cond-style-name=""><text:span text:style-name="a615" text:class-names="">Quality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6" draw:id="id184">
        <svg:title/>
        <svg:desc/>
        <draw:custom-shape svg:x="5.67205in" svg:y="1.77087in" svg:width="5.11614in" svg:height="1.25866in" draw:id="id200" draw:layer="Master1-bg" draw:style-name="a586" draw:name="Rectangle 35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1.53465in" svg:width="2.36102in" svg:height="0.31417in" draw:id="id201" draw:layer="Master1-bg" draw:style-name="a589" draw:name="Rectangle 45">
          <svg:title/>
          <svg:desc/>
          <text:p text:style-name="a588" text:class-names="" text:cond-style-name=""><text:span text:style-name="a587" text:class-names="">Problem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5" draw:id="id185">
        <svg:title/>
        <svg:desc/>
        <draw:custom-shape svg:x="5.67205in" svg:y="3.33976in" svg:width="5.11614in" svg:height="2.72795in" draw:id="id198" draw:layer="Master1-bg" draw:style-name="a580" draw:name="Rectangle 50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78in" svg:y="3.18937in" svg:width="3.48071in" svg:height="0.35787in" draw:id="id199" draw:layer="Master1-bg" draw:style-name="a583" draw:name="Rectangle 51">
          <svg:title/>
          <svg:desc/>
          <text:p text:style-name="a582" text:class-names="" text:cond-style-name=""><text:span text:style-name="a581" text:class-names="">Assistance / Question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3" draw:id="id186">
        <svg:title/>
        <svg:desc/>
        <draw:custom-shape svg:x="0.2378in" svg:y="1.77087in" svg:width="5.11614in" svg:height="2.95157in" draw:id="id196" draw:layer="Master1-bg" draw:style-name="a574" draw:name="Rectangle 42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1.53465in" svg:width="2.36102in" svg:height="0.31417in" draw:id="id197" draw:layer="Master1-bg" draw:style-name="a577" draw:name="Rectangle 54">
          <svg:title/>
          <svg:desc/>
          <text:p text:style-name="a576" text:class-names="" text:cond-style-name=""><text:span text:style-name="a575" text:class-names="">Last Week D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69" draw:id="id187">
        <svg:title/>
        <svg:desc/>
        <draw:custom-shape svg:x="5.67205in" svg:y="6.35591in" svg:width="5.11614in" svg:height="1.71535in" draw:id="id194" draw:layer="Master1-bg" draw:style-name="a568" draw:name="Rectangle 59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6.2189in" svg:width="2.36102in" svg:height="0.31378in" draw:id="id195" draw:layer="Master1-bg" draw:style-name="a571" draw:name="Rectangle 60">
          <svg:title/>
          <svg:desc/>
          <text:p text:style-name="a570" text:class-names="" text:cond-style-name=""><text:span text:style-name="a569" text:class-names="">Remark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0" draw:id="id188">
        <svg:title/>
        <svg:desc/>
        <draw:custom-shape svg:x="0.2378in" svg:y="5.11614in" svg:width="5.11614in" svg:height="2.95157in" draw:id="id192" draw:layer="Master1-bg" draw:style-name="a562" draw:name="Rectangle 62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4.88031in" svg:width="2.36102in" svg:height="0.31417in" draw:id="id193" draw:layer="Master1-bg" draw:style-name="a565" draw:name="Rectangle 63">
          <svg:title/>
          <svg:desc/>
          <text:p text:style-name="a564" text:class-names="" text:cond-style-name=""><text:span text:style-name="a563" text:class-names="">This Week Plan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89" draw:layer="Master1-bg" draw:style-name="a553" draw:name="Bild 1" svg:x="7.46024in" svg:y="0.13898in" svg:width="3.36299in" svg:height="0.54685in" style:rel-width="scale" style:rel-height="scale">
        <draw:image xlink:href="media/image1.jpg" xlink:type="simple" xlink:show="embed" xlink:actuate="onLoad"/>
        <svg:title/>
        <svg:desc>DAI-logo+TU.jpg</svg:desc>
      </draw:frame>
      <draw:custom-shape svg:x="6.4878in" svg:y="0.82638in" svg:width="1.62323in" svg:height="0.39409in" draw:id="id190" draw:layer="Master1-bg" draw:style-name="a556" draw:name="Rectangle 26">
        <svg:title/>
        <svg:desc/>
        <text:p text:style-name="a555" text:class-names="" text:cond-style-name=""><text:span text:style-name="a554" text:class-names="">Date: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559" draw:name="Titel 1" svg:x="0.55197in" svg:y="0.3315in" svg:width="9.92205in" svg:height="1.37835in" presentation:class="title" presentation:placeholder="false">
        <draw:text-box>
          <text:p text:style-name="a558" text:class-names="" text:cond-style-name=""><text:span text:style-name="a557" text:class-names="">Titelmasterformat durch Klicken bearbeiten</text:span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27" presentation:style-name="a618" draw:name="Slide Image Placeholder 1">
          <svg:title/>
          <svg:desc/>
        </draw:page-thumbnail>
        <draw:frame draw:id="id28" presentation:style-name="a621" draw:name="Notes Placeholder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29" presentation:style-name="a624" draw:name="Header Placeholder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30" presentation:style-name="a627" draw:name="Date Placeholder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31" presentation:style-name="a630" draw:name="Footer Placeholder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32" presentation:style-name="a633" draw:name="Slide Number Placeholder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635">
      <draw:custom-shape svg:x="8.11102in" svg:y="0.82638in" svg:width="2.71181in" svg:height="0.39409in" draw:id="id210" draw:layer="Master1-bg" draw:style-name="a638" draw:name="Rectangle 26">
        <svg:title/>
        <svg:desc/>
        <text:p text:style-name="a637" text:class-names="" text:cond-style-name=""><text:span text:style-name="a636" text:class-names="">curr</text:span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36" draw:id="id211">
        <svg:title/>
        <svg:desc/>
        <draw:custom-shape svg:x="0.19606in" svg:y="0.19449in" svg:width="1.37835in" svg:height="0.3937in" draw:id="id229" draw:layer="Master1-bg" draw:style-name="a675" draw:name="Rectangle 8">
          <svg:title/>
          <svg:desc/>
          <text:p text:style-name="a674" text:class-names="" text:cond-style-name=""><text:span text:style-name="a673" text:class-names="">Project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5878in" svg:width="1.37835in" svg:height="0.38819in" draw:id="id230" draw:layer="Master1-bg" draw:style-name="a678" draw:name="Rectangle 9">
          <svg:title/>
          <svg:desc/>
          <text:p text:style-name="a677" text:class-names="" text:cond-style-name=""><text:span text:style-name="a676" text:class-names="">Name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9815in" svg:width="1.37835in" svg:height="0.3937in" draw:id="id231" draw:layer="Master1-bg" draw:style-name="a681" draw:name="Rectangle 10">
          <svg:title/>
          <svg:desc/>
          <text:p text:style-name="a680" text:class-names="" text:cond-style-name=""><text:span text:style-name="a679" text:class-names="">Status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19449in" svg:width="4.13189in" svg:height="0.3937in" draw:id="id232" draw:layer="Master1-bg" draw:style-name="a688" draw:name="Rectangle 11">
          <svg:title/>
          <svg:desc/>
          <text:p text:style-name="a687" text:class-names="" text:cond-style-name=""><text:span text:style-name="a682" text:class-names="">Data Science PJ<text:s text:c="1"/></text:span><text:span text:style-name="a683" text:class-names="">SoSe</text:span><text:span text:style-name="a684" text:class-names=""><text:s text:c="1"/></text:span><text:span text:style-name="a685" text:class-names="">2022</text:span><text:span text:style-name="a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5878in" svg:width="4.13189in" svg:height="0.38819in" draw:id="id233" draw:layer="Master1-bg" draw:style-name="a691" draw:name="Rectangle 12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97992in" svg:width="1.37677in" svg:height="0.3937in" draw:id="id234" draw:layer="Master1-bg" draw:style-name="a694" draw:name="Rectangle 32">
          <svg:title/>
          <svg:desc/>
          <text:p text:style-name="a693" text:class-names="" text:cond-style-name=""><text:span text:style-name="a692" text:class-names="">Over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315in" svg:y="0.9815in" svg:width="1.37677in" svg:height="0.3937in" draw:id="id235" draw:layer="Master1-bg" draw:style-name="a697" draw:name="Rectangle 33">
          <svg:title/>
          <svg:desc/>
          <text:p text:style-name="a696" text:class-names="" text:cond-style-name=""><text:span text:style-name="a695" text:class-names="">Schedu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2992in" svg:y="0.9815in" svg:width="1.37677in" svg:height="0.3937in" draw:id="id236" draw:layer="Master1-bg" draw:style-name="a700" draw:name="Rectangle 34">
          <svg:title/>
          <svg:desc/>
          <text:p text:style-name="a699" text:class-names="" text:cond-style-name=""><text:span text:style-name="a698" text:class-names="">Quality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6" draw:id="id212">
        <svg:title/>
        <svg:desc/>
        <draw:custom-shape svg:x="5.67205in" svg:y="1.77087in" svg:width="5.11614in" svg:height="1.25866in" draw:id="id227" draw:layer="Master1-bg" draw:style-name="a669" draw:name="Rectangle 35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1.53465in" svg:width="2.36102in" svg:height="0.31417in" draw:id="id228" draw:layer="Master1-bg" draw:style-name="a672" draw:name="Rectangle 45">
          <svg:title/>
          <svg:desc/>
          <text:p text:style-name="a671" text:class-names="" text:cond-style-name=""><text:span text:style-name="a670" text:class-names="">Problem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5" draw:id="id213">
        <svg:title/>
        <svg:desc/>
        <draw:custom-shape svg:x="5.67205in" svg:y="3.33976in" svg:width="5.11614in" svg:height="2.72795in" draw:id="id225" draw:layer="Master1-bg" draw:style-name="a663" draw:name="Rectangle 50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78in" svg:y="3.18937in" svg:width="3.48071in" svg:height="0.35787in" draw:id="id226" draw:layer="Master1-bg" draw:style-name="a666" draw:name="Rectangle 51">
          <svg:title/>
          <svg:desc/>
          <text:p text:style-name="a665" text:class-names="" text:cond-style-name=""><text:span text:style-name="a664" text:class-names="">Assistance / Question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3" draw:id="id214">
        <svg:title/>
        <svg:desc/>
        <draw:custom-shape svg:x="0.2378in" svg:y="1.77087in" svg:width="5.11614in" svg:height="2.95157in" draw:id="id223" draw:layer="Master1-bg" draw:style-name="a657" draw:name="Rectangle 42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1.53465in" svg:width="2.36102in" svg:height="0.31417in" draw:id="id224" draw:layer="Master1-bg" draw:style-name="a660" draw:name="Rectangle 54">
          <svg:title/>
          <svg:desc/>
          <text:p text:style-name="a659" text:class-names="" text:cond-style-name=""><text:span text:style-name="a658" text:class-names="">Last Week D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69" draw:id="id215">
        <svg:title/>
        <svg:desc/>
        <draw:custom-shape svg:x="5.67205in" svg:y="6.35591in" svg:width="5.11614in" svg:height="1.71535in" draw:id="id221" draw:layer="Master1-bg" draw:style-name="a651" draw:name="Rectangle 59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6.2189in" svg:width="2.36102in" svg:height="0.31378in" draw:id="id222" draw:layer="Master1-bg" draw:style-name="a654" draw:name="Rectangle 60">
          <svg:title/>
          <svg:desc/>
          <text:p text:style-name="a653" text:class-names="" text:cond-style-name=""><text:span text:style-name="a652" text:class-names="">Remark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0" draw:id="id216">
        <svg:title/>
        <svg:desc/>
        <draw:custom-shape svg:x="0.2378in" svg:y="5.11614in" svg:width="5.11614in" svg:height="2.95157in" draw:id="id219" draw:layer="Master1-bg" draw:style-name="a645" draw:name="Rectangle 62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4.88031in" svg:width="2.36102in" svg:height="0.31417in" draw:id="id220" draw:layer="Master1-bg" draw:style-name="a648" draw:name="Rectangle 63">
          <svg:title/>
          <svg:desc/>
          <text:p text:style-name="a647" text:class-names="" text:cond-style-name=""><text:span text:style-name="a646" text:class-names="">This Week Plan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17" draw:layer="Master1-bg" draw:style-name="a639" draw:name="Bild 1" svg:x="7.46024in" svg:y="0.13898in" svg:width="3.36299in" svg:height="0.54685in" style:rel-width="scale" style:rel-height="scale">
        <draw:image xlink:href="media/image1.jpg" xlink:type="simple" xlink:show="embed" xlink:actuate="onLoad"/>
        <svg:title/>
        <svg:desc>DAI-logo+TU.jpg</svg:desc>
      </draw:frame>
      <draw:custom-shape svg:x="6.4878in" svg:y="0.82638in" svg:width="1.62323in" svg:height="0.39409in" draw:id="id218" draw:layer="Master1-bg" draw:style-name="a642" draw:name="Rectangle 26">
        <svg:title/>
        <svg:desc/>
        <text:p text:style-name="a641" text:class-names="" text:cond-style-name=""><text:span text:style-name="a640" text:class-names="">Date: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17">
        <draw:page-thumbnail svg:x="1.21063in" svg:y="0.88858in" svg:width="5.84567in" svg:height="4.38425in" presentation:class="page" draw:id="id27" presentation:style-name="a701" draw:name="Slide Image Placeholder 1">
          <svg:title/>
          <svg:desc/>
        </draw:page-thumbnail>
        <draw:frame draw:id="id28" presentation:style-name="a704" draw:name="Notes Placeholder 2" svg:x="0.82677in" svg:y="5.55394in" svg:width="6.61378in" svg:height="5.26142in" presentation:class="notes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29" presentation:style-name="a707" draw:name="Header Placeholder 3" svg:x="0in" svg:y="0in" svg:width="3.5878in" svg:height="0.58425in" presentation:class="header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30" presentation:style-name="a710" draw:name="Date Placeholder 4" svg:x="4.67953in" svg:y="0in" svg:width="3.5878in" svg:height="0.58425in" presentation:class="date-time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31" presentation:style-name="a713" draw:name="Footer Placeholder 5" svg:x="0in" svg:y="11.10827in" svg:width="3.5878in" svg:height="0.58425in" presentation:class="foot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32" presentation:style-name="a716" draw:name="Slide Number Placeholder 6" svg:x="4.67953in" svg:y="11.10827in" svg:width="3.5878in" svg:height="0.58425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718">
      <draw:custom-shape svg:x="8.11102in" svg:y="0.82638in" svg:width="2.71181in" svg:height="0.39409in" draw:id="id237" draw:layer="Master1-bg" draw:style-name="a721" draw:name="Rectangle 26">
        <svg:title/>
        <svg:desc/>
        <text:p text:style-name="a720" text:class-names="" text:cond-style-name=""><text:span text:style-name="a719" text:class-names="">curr</text:span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36" draw:id="id238">
        <svg:title/>
        <svg:desc/>
        <draw:custom-shape svg:x="0.19606in" svg:y="0.19449in" svg:width="1.37835in" svg:height="0.3937in" draw:id="id259" draw:layer="Master1-bg" draw:style-name="a769" draw:name="Rectangle 8">
          <svg:title/>
          <svg:desc/>
          <text:p text:style-name="a768" text:class-names="" text:cond-style-name=""><text:span text:style-name="a767" text:class-names="">Project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5878in" svg:width="1.37835in" svg:height="0.38819in" draw:id="id260" draw:layer="Master1-bg" draw:style-name="a772" draw:name="Rectangle 9">
          <svg:title/>
          <svg:desc/>
          <text:p text:style-name="a771" text:class-names="" text:cond-style-name=""><text:span text:style-name="a770" text:class-names="">Name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9815in" svg:width="1.37835in" svg:height="0.3937in" draw:id="id261" draw:layer="Master1-bg" draw:style-name="a775" draw:name="Rectangle 10">
          <svg:title/>
          <svg:desc/>
          <text:p text:style-name="a774" text:class-names="" text:cond-style-name=""><text:span text:style-name="a773" text:class-names="">Status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19449in" svg:width="4.13189in" svg:height="0.3937in" draw:id="id262" draw:layer="Master1-bg" draw:style-name="a782" draw:name="Rectangle 11">
          <svg:title/>
          <svg:desc/>
          <text:p text:style-name="a781" text:class-names="" text:cond-style-name=""><text:span text:style-name="a776" text:class-names="">Data Science PJ<text:s text:c="1"/></text:span><text:span text:style-name="a777" text:class-names="">SoSe</text:span><text:span text:style-name="a778" text:class-names=""><text:s text:c="1"/></text:span><text:span text:style-name="a779" text:class-names="">2022</text:span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5878in" svg:width="4.13189in" svg:height="0.38819in" draw:id="id263" draw:layer="Master1-bg" draw:style-name="a785" draw:name="Rectangle 12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97992in" svg:width="1.37677in" svg:height="0.3937in" draw:id="id264" draw:layer="Master1-bg" draw:style-name="a788" draw:name="Rectangle 32">
          <svg:title/>
          <svg:desc/>
          <text:p text:style-name="a787" text:class-names="" text:cond-style-name=""><text:span text:style-name="a786" text:class-names="">Over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315in" svg:y="0.9815in" svg:width="1.37677in" svg:height="0.3937in" draw:id="id265" draw:layer="Master1-bg" draw:style-name="a791" draw:name="Rectangle 33">
          <svg:title/>
          <svg:desc/>
          <text:p text:style-name="a790" text:class-names="" text:cond-style-name=""><text:span text:style-name="a789" text:class-names="">Schedu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2992in" svg:y="0.9815in" svg:width="1.37677in" svg:height="0.3937in" draw:id="id266" draw:layer="Master1-bg" draw:style-name="a794" draw:name="Rectangle 34">
          <svg:title/>
          <svg:desc/>
          <text:p text:style-name="a793" text:class-names="" text:cond-style-name=""><text:span text:style-name="a792" text:class-names="">Quality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6" draw:id="id239">
        <svg:title/>
        <svg:desc/>
        <draw:custom-shape svg:x="5.67205in" svg:y="1.77087in" svg:width="5.11614in" svg:height="1.25866in" draw:id="id257" draw:layer="Master1-bg" draw:style-name="a763" draw:name="Rectangle 35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1.53465in" svg:width="2.36102in" svg:height="0.31417in" draw:id="id258" draw:layer="Master1-bg" draw:style-name="a766" draw:name="Rectangle 45">
          <svg:title/>
          <svg:desc/>
          <text:p text:style-name="a765" text:class-names="" text:cond-style-name=""><text:span text:style-name="a764" text:class-names="">Problem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5" draw:id="id240">
        <svg:title/>
        <svg:desc/>
        <draw:custom-shape svg:x="5.67205in" svg:y="3.33976in" svg:width="5.11614in" svg:height="2.72795in" draw:id="id255" draw:layer="Master1-bg" draw:style-name="a757" draw:name="Rectangle 50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78in" svg:y="3.18937in" svg:width="3.48071in" svg:height="0.35787in" draw:id="id256" draw:layer="Master1-bg" draw:style-name="a760" draw:name="Rectangle 51">
          <svg:title/>
          <svg:desc/>
          <text:p text:style-name="a759" text:class-names="" text:cond-style-name=""><text:span text:style-name="a758" text:class-names="">Assistance / Question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3" draw:id="id241">
        <svg:title/>
        <svg:desc/>
        <draw:custom-shape svg:x="0.2378in" svg:y="1.77087in" svg:width="5.11614in" svg:height="2.95157in" draw:id="id253" draw:layer="Master1-bg" draw:style-name="a751" draw:name="Rectangle 42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1.53465in" svg:width="2.36102in" svg:height="0.31417in" draw:id="id254" draw:layer="Master1-bg" draw:style-name="a754" draw:name="Rectangle 54">
          <svg:title/>
          <svg:desc/>
          <text:p text:style-name="a753" text:class-names="" text:cond-style-name=""><text:span text:style-name="a752" text:class-names="">Last Week D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69" draw:id="id242">
        <svg:title/>
        <svg:desc/>
        <draw:custom-shape svg:x="5.67205in" svg:y="6.35591in" svg:width="5.11614in" svg:height="1.71535in" draw:id="id251" draw:layer="Master1-bg" draw:style-name="a745" draw:name="Rectangle 59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6.2189in" svg:width="2.36102in" svg:height="0.31378in" draw:id="id252" draw:layer="Master1-bg" draw:style-name="a748" draw:name="Rectangle 60">
          <svg:title/>
          <svg:desc/>
          <text:p text:style-name="a747" text:class-names="" text:cond-style-name=""><text:span text:style-name="a746" text:class-names="">Remark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0" draw:id="id243">
        <svg:title/>
        <svg:desc/>
        <draw:custom-shape svg:x="0.2378in" svg:y="5.11614in" svg:width="5.11614in" svg:height="2.95157in" draw:id="id249" draw:layer="Master1-bg" draw:style-name="a739" draw:name="Rectangle 62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4.88031in" svg:width="2.36102in" svg:height="0.31417in" draw:id="id250" draw:layer="Master1-bg" draw:style-name="a742" draw:name="Rectangle 63">
          <svg:title/>
          <svg:desc/>
          <text:p text:style-name="a741" text:class-names="" text:cond-style-name=""><text:span text:style-name="a740" text:class-names="">This Week Plan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44" draw:layer="Master1-bg" draw:style-name="a722" draw:name="Bild 1" svg:x="7.46024in" svg:y="0.13898in" svg:width="3.36299in" svg:height="0.54685in" style:rel-width="scale" style:rel-height="scale">
        <draw:image xlink:href="media/image1.jpg" xlink:type="simple" xlink:show="embed" xlink:actuate="onLoad"/>
        <svg:title/>
        <svg:desc>DAI-logo+TU.jpg</svg:desc>
      </draw:frame>
      <draw:custom-shape svg:x="6.4878in" svg:y="0.82638in" svg:width="1.62323in" svg:height="0.39409in" draw:id="id245" draw:layer="Master1-bg" draw:style-name="a725" draw:name="Rectangle 26">
        <svg:title/>
        <svg:desc/>
        <text:p text:style-name="a724" text:class-names="" text:cond-style-name=""><text:span text:style-name="a723" text:class-names="">Date: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6" presentation:style-name="a728" draw:name="Titel 1" svg:x="0.55197in" svg:y="0.32992in" svg:width="3.62677in" svg:height="1.40118in" presentation:class="title" presentation:placeholder="false">
        <draw:text-box>
          <text:p text:style-name="a727" text:class-names="" text:cond-style-name=""><text:span text:style-name="a726" text:class-names="">Titelmasterformat durch Klicken bearbeiten</text:span></text:p>
        </draw:text-box>
        <svg:title/>
        <svg:desc/>
      </draw:frame>
      <draw:frame draw:id="id247" presentation:style-name="a732" draw:name="Inhaltsplatzhalter 2" svg:x="4.31063in" svg:y="0.32992in" svg:width="6.16339in" svg:height="7.05748in" presentation:class="title" presentation:placeholder="false">
        <draw:text-box>
          <text:list text:style-name="a731">
            <text:list-item>
              <text:p text:style-name="a730" text:class-names="" text:cond-style-name=""><text:span text:style-name="a729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248" presentation:style-name="a736" draw:name="Textplatzhalter 3" svg:x="0.55197in" svg:y="1.73071in" svg:width="3.62677in" svg:height="5.6563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Textmasterformat bearbeiten</text:span></text:p>
            </text:list-item>
          </text:list>
        </draw:text-box>
        <svg:title/>
        <svg:desc/>
      </draw:frame>
      <presentation:notes style:page-layout-name="pageLayout2" draw:style-name="a811">
        <draw:page-thumbnail svg:x="1.21063in" svg:y="0.88858in" svg:width="5.84567in" svg:height="4.38425in" presentation:class="page" draw:id="id27" presentation:style-name="a795" draw:name="Slide Image Placeholder 1">
          <svg:title/>
          <svg:desc/>
        </draw:page-thumbnail>
        <draw:frame draw:id="id28" presentation:style-name="a798" draw:name="Notes Placeholder 2" svg:x="0.82677in" svg:y="5.55394in" svg:width="6.61378in" svg:height="5.26142in" presentation:class="notes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29" presentation:style-name="a801" draw:name="Header Placeholder 3" svg:x="0in" svg:y="0in" svg:width="3.5878in" svg:height="0.58425in" presentation:class="head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30" presentation:style-name="a804" draw:name="Date Placeholder 4" svg:x="4.67953in" svg:y="0in" svg:width="3.5878in" svg:height="0.58425in" presentation:class="date-time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31" presentation:style-name="a807" draw:name="Footer Placeholder 5" svg:x="0in" svg:y="11.10827in" svg:width="3.5878in" svg:height="0.58425in" presentation:class="foot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32" presentation:style-name="a810" draw:name="Slide Number Placeholder 6" svg:x="4.67953in" svg:y="11.10827in" svg:width="3.5878in" svg:height="0.58425in" presentation:class="page-number" presentation:placeholder="false">
          <draw:text-box>
            <text:p text:style-name="a809" text:class-names="" text:cond-style-name=""><text:span text:style-name="a8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812">
      <draw:custom-shape svg:x="8.11102in" svg:y="0.82638in" svg:width="2.71181in" svg:height="0.39409in" draw:id="id267" draw:layer="Master1-bg" draw:style-name="a815" draw:name="Rectangle 26">
        <svg:title/>
        <svg:desc/>
        <text:p text:style-name="a814" text:class-names="" text:cond-style-name=""><text:span text:style-name="a813" text:class-names="">curr</text:span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36" draw:id="id268">
        <svg:title/>
        <svg:desc/>
        <draw:custom-shape svg:x="0.19606in" svg:y="0.19449in" svg:width="1.37835in" svg:height="0.3937in" draw:id="id289" draw:layer="Master1-bg" draw:style-name="a862" draw:name="Rectangle 8">
          <svg:title/>
          <svg:desc/>
          <text:p text:style-name="a861" text:class-names="" text:cond-style-name=""><text:span text:style-name="a860" text:class-names="">Project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5878in" svg:width="1.37835in" svg:height="0.38819in" draw:id="id290" draw:layer="Master1-bg" draw:style-name="a865" draw:name="Rectangle 9">
          <svg:title/>
          <svg:desc/>
          <text:p text:style-name="a864" text:class-names="" text:cond-style-name=""><text:span text:style-name="a863" text:class-names="">Name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9815in" svg:width="1.37835in" svg:height="0.3937in" draw:id="id291" draw:layer="Master1-bg" draw:style-name="a868" draw:name="Rectangle 10">
          <svg:title/>
          <svg:desc/>
          <text:p text:style-name="a867" text:class-names="" text:cond-style-name=""><text:span text:style-name="a866" text:class-names="">Status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19449in" svg:width="4.13189in" svg:height="0.3937in" draw:id="id292" draw:layer="Master1-bg" draw:style-name="a875" draw:name="Rectangle 11">
          <svg:title/>
          <svg:desc/>
          <text:p text:style-name="a874" text:class-names="" text:cond-style-name=""><text:span text:style-name="a869" text:class-names="">Data Science PJ<text:s text:c="1"/></text:span><text:span text:style-name="a870" text:class-names="">SoSe</text:span><text:span text:style-name="a871" text:class-names=""><text:s text:c="1"/></text:span><text:span text:style-name="a872" text:class-names="">2022</text:span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5878in" svg:width="4.13189in" svg:height="0.38819in" draw:id="id293" draw:layer="Master1-bg" draw:style-name="a878" draw:name="Rectangle 12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97992in" svg:width="1.37677in" svg:height="0.3937in" draw:id="id294" draw:layer="Master1-bg" draw:style-name="a881" draw:name="Rectangle 32">
          <svg:title/>
          <svg:desc/>
          <text:p text:style-name="a880" text:class-names="" text:cond-style-name=""><text:span text:style-name="a879" text:class-names="">Over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315in" svg:y="0.9815in" svg:width="1.37677in" svg:height="0.3937in" draw:id="id295" draw:layer="Master1-bg" draw:style-name="a884" draw:name="Rectangle 33">
          <svg:title/>
          <svg:desc/>
          <text:p text:style-name="a883" text:class-names="" text:cond-style-name=""><text:span text:style-name="a882" text:class-names="">Schedu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2992in" svg:y="0.9815in" svg:width="1.37677in" svg:height="0.3937in" draw:id="id296" draw:layer="Master1-bg" draw:style-name="a887" draw:name="Rectangle 34">
          <svg:title/>
          <svg:desc/>
          <text:p text:style-name="a886" text:class-names="" text:cond-style-name=""><text:span text:style-name="a885" text:class-names="">Quality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6" draw:id="id269">
        <svg:title/>
        <svg:desc/>
        <draw:custom-shape svg:x="5.67205in" svg:y="1.77087in" svg:width="5.11614in" svg:height="1.25866in" draw:id="id287" draw:layer="Master1-bg" draw:style-name="a856" draw:name="Rectangle 35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1.53465in" svg:width="2.36102in" svg:height="0.31417in" draw:id="id288" draw:layer="Master1-bg" draw:style-name="a859" draw:name="Rectangle 45">
          <svg:title/>
          <svg:desc/>
          <text:p text:style-name="a858" text:class-names="" text:cond-style-name=""><text:span text:style-name="a857" text:class-names="">Problem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5" draw:id="id270">
        <svg:title/>
        <svg:desc/>
        <draw:custom-shape svg:x="5.67205in" svg:y="3.33976in" svg:width="5.11614in" svg:height="2.72795in" draw:id="id285" draw:layer="Master1-bg" draw:style-name="a850" draw:name="Rectangle 50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78in" svg:y="3.18937in" svg:width="3.48071in" svg:height="0.35787in" draw:id="id286" draw:layer="Master1-bg" draw:style-name="a853" draw:name="Rectangle 51">
          <svg:title/>
          <svg:desc/>
          <text:p text:style-name="a852" text:class-names="" text:cond-style-name=""><text:span text:style-name="a851" text:class-names="">Assistance / Question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3" draw:id="id271">
        <svg:title/>
        <svg:desc/>
        <draw:custom-shape svg:x="0.2378in" svg:y="1.77087in" svg:width="5.11614in" svg:height="2.95157in" draw:id="id283" draw:layer="Master1-bg" draw:style-name="a844" draw:name="Rectangle 42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1.53465in" svg:width="2.36102in" svg:height="0.31417in" draw:id="id284" draw:layer="Master1-bg" draw:style-name="a847" draw:name="Rectangle 54">
          <svg:title/>
          <svg:desc/>
          <text:p text:style-name="a846" text:class-names="" text:cond-style-name=""><text:span text:style-name="a845" text:class-names="">Last Week D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69" draw:id="id272">
        <svg:title/>
        <svg:desc/>
        <draw:custom-shape svg:x="5.67205in" svg:y="6.35591in" svg:width="5.11614in" svg:height="1.71535in" draw:id="id281" draw:layer="Master1-bg" draw:style-name="a838" draw:name="Rectangle 59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6.2189in" svg:width="2.36102in" svg:height="0.31378in" draw:id="id282" draw:layer="Master1-bg" draw:style-name="a841" draw:name="Rectangle 60">
          <svg:title/>
          <svg:desc/>
          <text:p text:style-name="a840" text:class-names="" text:cond-style-name=""><text:span text:style-name="a839" text:class-names="">Remark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0" draw:id="id273">
        <svg:title/>
        <svg:desc/>
        <draw:custom-shape svg:x="0.2378in" svg:y="5.11614in" svg:width="5.11614in" svg:height="2.95157in" draw:id="id279" draw:layer="Master1-bg" draw:style-name="a832" draw:name="Rectangle 62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4.88031in" svg:width="2.36102in" svg:height="0.31417in" draw:id="id280" draw:layer="Master1-bg" draw:style-name="a835" draw:name="Rectangle 63">
          <svg:title/>
          <svg:desc/>
          <text:p text:style-name="a834" text:class-names="" text:cond-style-name=""><text:span text:style-name="a833" text:class-names="">This Week Plan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74" draw:layer="Master1-bg" draw:style-name="a816" draw:name="Bild 1" svg:x="7.46024in" svg:y="0.13898in" svg:width="3.36299in" svg:height="0.54685in" style:rel-width="scale" style:rel-height="scale">
        <draw:image xlink:href="media/image1.jpg" xlink:type="simple" xlink:show="embed" xlink:actuate="onLoad"/>
        <svg:title/>
        <svg:desc>DAI-logo+TU.jpg</svg:desc>
      </draw:frame>
      <draw:custom-shape svg:x="6.4878in" svg:y="0.82638in" svg:width="1.62323in" svg:height="0.39409in" draw:id="id275" draw:layer="Master1-bg" draw:style-name="a819" draw:name="Rectangle 26">
        <svg:title/>
        <svg:desc/>
        <text:p text:style-name="a818" text:class-names="" text:cond-style-name=""><text:span text:style-name="a817" text:class-names="">Date: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6" presentation:style-name="a822" draw:name="Titel 1" svg:x="2.16142in" svg:y="5.78819in" svg:width="6.61457in" svg:height="0.68386in" presentation:class="title" presentation:placeholder="false">
        <draw:text-box>
          <text:p text:style-name="a821" text:class-names="" text:cond-style-name=""><text:span text:style-name="a820" text:class-names="">Titelmasterformat durch Klicken bearbeiten</text:span></text:p>
        </draw:text-box>
        <svg:title/>
        <svg:desc/>
      </draw:frame>
      <draw:frame draw:id="id277" presentation:style-name="a825" draw:name="Bildplatzhalter 2" svg:x="2.16142in" svg:y="0.73976in" svg:width="6.61457in" svg:height="4.96024in" presentation:class="title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278" presentation:style-name="a829" draw:name="Textplatzhalter 3" svg:x="2.16142in" svg:y="6.47205in" svg:width="6.61457in" svg:height="0.97047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Textmasterformat bearbeiten</text:span></text:p>
            </text:list-item>
          </text:list>
        </draw:text-box>
        <svg:title/>
        <svg:desc/>
      </draw:frame>
      <presentation:notes style:page-layout-name="pageLayout2" draw:style-name="a904">
        <draw:page-thumbnail svg:x="1.21063in" svg:y="0.88858in" svg:width="5.84567in" svg:height="4.38425in" presentation:class="page" draw:id="id27" presentation:style-name="a888" draw:name="Slide Image Placeholder 1">
          <svg:title/>
          <svg:desc/>
        </draw:page-thumbnail>
        <draw:frame draw:id="id28" presentation:style-name="a891" draw:name="Notes Placeholder 2" svg:x="0.82677in" svg:y="5.55394in" svg:width="6.61378in" svg:height="5.26142in" presentation:class="notes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29" presentation:style-name="a894" draw:name="Header Placeholder 3" svg:x="0in" svg:y="0in" svg:width="3.5878in" svg:height="0.58425in" presentation:class="header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30" presentation:style-name="a897" draw:name="Date Placeholder 4" svg:x="4.67953in" svg:y="0in" svg:width="3.5878in" svg:height="0.58425in" presentation:class="date-time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31" presentation:style-name="a900" draw:name="Footer Placeholder 5" svg:x="0in" svg:y="11.10827in" svg:width="3.5878in" svg:height="0.58425in" presentation:class="foot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32" presentation:style-name="a903" draw:name="Slide Number Placeholder 6" svg:x="4.67953in" svg:y="11.10827in" svg:width="3.5878in" svg:height="0.58425in" presentation:class="page-number" presentation:placeholder="false">
          <draw:text-box>
            <text:p text:style-name="a902" text:class-names="" text:cond-style-name=""><text:span text:style-name="a9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905">
      <draw:custom-shape svg:x="8.11102in" svg:y="0.82638in" svg:width="2.71181in" svg:height="0.39409in" draw:id="id297" draw:layer="Master1-bg" draw:style-name="a908" draw:name="Rectangle 26">
        <svg:title/>
        <svg:desc/>
        <text:p text:style-name="a907" text:class-names="" text:cond-style-name=""><text:span text:style-name="a906" text:class-names="">curr</text:span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36" draw:id="id298">
        <svg:title/>
        <svg:desc/>
        <draw:custom-shape svg:x="0.19606in" svg:y="0.19449in" svg:width="1.37835in" svg:height="0.3937in" draw:id="id318" draw:layer="Master1-bg" draw:style-name="a964" draw:name="Rectangle 8">
          <svg:title/>
          <svg:desc/>
          <text:p text:style-name="a963" text:class-names="" text:cond-style-name=""><text:span text:style-name="a962" text:class-names="">Project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5878in" svg:width="1.37835in" svg:height="0.38819in" draw:id="id319" draw:layer="Master1-bg" draw:style-name="a967" draw:name="Rectangle 9">
          <svg:title/>
          <svg:desc/>
          <text:p text:style-name="a966" text:class-names="" text:cond-style-name=""><text:span text:style-name="a965" text:class-names="">Name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9815in" svg:width="1.37835in" svg:height="0.3937in" draw:id="id320" draw:layer="Master1-bg" draw:style-name="a970" draw:name="Rectangle 10">
          <svg:title/>
          <svg:desc/>
          <text:p text:style-name="a969" text:class-names="" text:cond-style-name=""><text:span text:style-name="a968" text:class-names="">Status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19449in" svg:width="4.13189in" svg:height="0.3937in" draw:id="id321" draw:layer="Master1-bg" draw:style-name="a977" draw:name="Rectangle 11">
          <svg:title/>
          <svg:desc/>
          <text:p text:style-name="a976" text:class-names="" text:cond-style-name=""><text:span text:style-name="a971" text:class-names="">Data Science PJ<text:s text:c="1"/></text:span><text:span text:style-name="a972" text:class-names="">SoSe</text:span><text:span text:style-name="a973" text:class-names=""><text:s text:c="1"/></text:span><text:span text:style-name="a974" text:class-names="">2022</text:span><text:span text:style-name="a9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5878in" svg:width="4.13189in" svg:height="0.38819in" draw:id="id322" draw:layer="Master1-bg" draw:style-name="a980" draw:name="Rectangle 12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97992in" svg:width="1.37677in" svg:height="0.3937in" draw:id="id323" draw:layer="Master1-bg" draw:style-name="a983" draw:name="Rectangle 32">
          <svg:title/>
          <svg:desc/>
          <text:p text:style-name="a982" text:class-names="" text:cond-style-name=""><text:span text:style-name="a981" text:class-names="">Over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315in" svg:y="0.9815in" svg:width="1.37677in" svg:height="0.3937in" draw:id="id324" draw:layer="Master1-bg" draw:style-name="a986" draw:name="Rectangle 33">
          <svg:title/>
          <svg:desc/>
          <text:p text:style-name="a985" text:class-names="" text:cond-style-name=""><text:span text:style-name="a984" text:class-names="">Schedu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2992in" svg:y="0.9815in" svg:width="1.37677in" svg:height="0.3937in" draw:id="id325" draw:layer="Master1-bg" draw:style-name="a989" draw:name="Rectangle 34">
          <svg:title/>
          <svg:desc/>
          <text:p text:style-name="a988" text:class-names="" text:cond-style-name=""><text:span text:style-name="a987" text:class-names="">Quality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6" draw:id="id299">
        <svg:title/>
        <svg:desc/>
        <draw:custom-shape svg:x="5.67205in" svg:y="1.77087in" svg:width="5.11614in" svg:height="1.25866in" draw:id="id316" draw:layer="Master1-bg" draw:style-name="a958" draw:name="Rectangle 35">
          <svg:title/>
          <svg:desc/>
          <text:p text:style-name="a957" text:class-names="" text:cond-style-name=""><text:span text:style-name="a9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1.53465in" svg:width="2.36102in" svg:height="0.31417in" draw:id="id317" draw:layer="Master1-bg" draw:style-name="a961" draw:name="Rectangle 45">
          <svg:title/>
          <svg:desc/>
          <text:p text:style-name="a960" text:class-names="" text:cond-style-name=""><text:span text:style-name="a959" text:class-names="">Problem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5" draw:id="id300">
        <svg:title/>
        <svg:desc/>
        <draw:custom-shape svg:x="5.67205in" svg:y="3.33976in" svg:width="5.11614in" svg:height="2.72795in" draw:id="id314" draw:layer="Master1-bg" draw:style-name="a952" draw:name="Rectangle 50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78in" svg:y="3.18937in" svg:width="3.48071in" svg:height="0.35787in" draw:id="id315" draw:layer="Master1-bg" draw:style-name="a955" draw:name="Rectangle 51">
          <svg:title/>
          <svg:desc/>
          <text:p text:style-name="a954" text:class-names="" text:cond-style-name=""><text:span text:style-name="a953" text:class-names="">Assistance / Question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3" draw:id="id301">
        <svg:title/>
        <svg:desc/>
        <draw:custom-shape svg:x="0.2378in" svg:y="1.77087in" svg:width="5.11614in" svg:height="2.95157in" draw:id="id312" draw:layer="Master1-bg" draw:style-name="a946" draw:name="Rectangle 42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1.53465in" svg:width="2.36102in" svg:height="0.31417in" draw:id="id313" draw:layer="Master1-bg" draw:style-name="a949" draw:name="Rectangle 54">
          <svg:title/>
          <svg:desc/>
          <text:p text:style-name="a948" text:class-names="" text:cond-style-name=""><text:span text:style-name="a947" text:class-names="">Last Week D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69" draw:id="id302">
        <svg:title/>
        <svg:desc/>
        <draw:custom-shape svg:x="5.67205in" svg:y="6.35591in" svg:width="5.11614in" svg:height="1.71535in" draw:id="id310" draw:layer="Master1-bg" draw:style-name="a940" draw:name="Rectangle 59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6.2189in" svg:width="2.36102in" svg:height="0.31378in" draw:id="id311" draw:layer="Master1-bg" draw:style-name="a943" draw:name="Rectangle 60">
          <svg:title/>
          <svg:desc/>
          <text:p text:style-name="a942" text:class-names="" text:cond-style-name=""><text:span text:style-name="a941" text:class-names="">Remark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0" draw:id="id303">
        <svg:title/>
        <svg:desc/>
        <draw:custom-shape svg:x="0.2378in" svg:y="5.11614in" svg:width="5.11614in" svg:height="2.95157in" draw:id="id308" draw:layer="Master1-bg" draw:style-name="a934" draw:name="Rectangle 62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4.88031in" svg:width="2.36102in" svg:height="0.31417in" draw:id="id309" draw:layer="Master1-bg" draw:style-name="a937" draw:name="Rectangle 63">
          <svg:title/>
          <svg:desc/>
          <text:p text:style-name="a936" text:class-names="" text:cond-style-name=""><text:span text:style-name="a935" text:class-names="">This Week Plan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04" draw:layer="Master1-bg" draw:style-name="a909" draw:name="Bild 1" svg:x="7.46024in" svg:y="0.13898in" svg:width="3.36299in" svg:height="0.54685in" style:rel-width="scale" style:rel-height="scale">
        <draw:image xlink:href="media/image1.jpg" xlink:type="simple" xlink:show="embed" xlink:actuate="onLoad"/>
        <svg:title/>
        <svg:desc>DAI-logo+TU.jpg</svg:desc>
      </draw:frame>
      <draw:custom-shape svg:x="6.4878in" svg:y="0.82638in" svg:width="1.62323in" svg:height="0.39409in" draw:id="id305" draw:layer="Master1-bg" draw:style-name="a912" draw:name="Rectangle 26">
        <svg:title/>
        <svg:desc/>
        <text:p text:style-name="a911" text:class-names="" text:cond-style-name=""><text:span text:style-name="a910" text:class-names="">Date: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6" presentation:style-name="a915" draw:name="Titel 1" svg:x="0.55197in" svg:y="0.3315in" svg:width="9.92205in" svg:height="1.37835in" presentation:class="title" presentation:placeholder="false">
        <draw:text-box>
          <text:p text:style-name="a914" text:class-names="" text:cond-style-name=""><text:span text:style-name="a913" text:class-names="">Titelmasterformat durch Klicken bearbeiten</text:span></text:p>
        </draw:text-box>
        <svg:title/>
        <svg:desc/>
      </draw:frame>
      <draw:frame draw:id="id307" presentation:style-name="a931" draw:name="Vertikaler Textplatzhalter 2" svg:x="0.55197in" svg:y="1.92874in" svg:width="9.92205in" svg:height="5.45827in" presentation:class="outline" presentation:placeholder="false">
        <draw:text-box>
          <text:list text:style-name="a918">
            <text:list-item>
              <text:p text:style-name="a917" text:class-names="" text:cond-style-name=""><text:span text:style-name="a916" text:class-names="">Textmasterformat bearbeiten</text:span></text:p>
            </text:list-item>
          </text:list>
          <text:list text:style-name="a921">
            <text:list-item>
              <text:list text:style-name="a921">
                <text:list-item>
                  <text:p text:style-name="a920" text:class-names="" text:cond-style-name=""><text:span text:style-name="a919" text:class-names="">Zweite Ebene</text:span></text:p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p text:style-name="a923" text:class-names="" text:cond-style-name=""><text:span text:style-name="a9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p text:style-name="a926" text:class-names="" text:cond-style-name=""><text:span text:style-name="a9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list text:style-name="a930">
                        <text:list-item>
                          <text:list text:style-name="a930">
                            <text:list-item>
                              <text:p text:style-name="a929" text:class-names="" text:cond-style-name=""><text:span text:style-name="a92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06">
        <draw:page-thumbnail svg:x="1.21063in" svg:y="0.88858in" svg:width="5.84567in" svg:height="4.38425in" presentation:class="page" draw:id="id27" presentation:style-name="a990" draw:name="Slide Image Placeholder 1">
          <svg:title/>
          <svg:desc/>
        </draw:page-thumbnail>
        <draw:frame draw:id="id28" presentation:style-name="a993" draw:name="Notes Placeholder 2" svg:x="0.82677in" svg:y="5.55394in" svg:width="6.61378in" svg:height="5.26142in" presentation:class="notes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29" presentation:style-name="a996" draw:name="Header Placeholder 3" svg:x="0in" svg:y="0in" svg:width="3.5878in" svg:height="0.58425in" presentation:class="head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30" presentation:style-name="a999" draw:name="Date Placeholder 4" svg:x="4.67953in" svg:y="0in" svg:width="3.5878in" svg:height="0.58425in" presentation:class="date-time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31" presentation:style-name="a1002" draw:name="Footer Placeholder 5" svg:x="0in" svg:y="11.10827in" svg:width="3.5878in" svg:height="0.58425in" presentation:class="foot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32" presentation:style-name="a1005" draw:name="Slide Number Placeholder 6" svg:x="4.67953in" svg:y="11.10827in" svg:width="3.5878in" svg:height="0.58425in" presentation:class="page-number" presentation:placeholder="false">
          <draw:text-box>
            <text:p text:style-name="a1004" text:class-names="" text:cond-style-name=""><text:span text:style-name="a10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1007">
      <draw:custom-shape svg:x="8.11102in" svg:y="0.82638in" svg:width="2.71181in" svg:height="0.39409in" draw:id="id326" draw:layer="Master1-bg" draw:style-name="a1010" draw:name="Rectangle 26">
        <svg:title/>
        <svg:desc/>
        <text:p text:style-name="a1009" text:class-names="" text:cond-style-name=""><text:span text:style-name="a1008" text:class-names="">curr</text:span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36" draw:id="id327">
        <svg:title/>
        <svg:desc/>
        <draw:custom-shape svg:x="0.19606in" svg:y="0.19449in" svg:width="1.37835in" svg:height="0.3937in" draw:id="id347" draw:layer="Master1-bg" draw:style-name="a1066" draw:name="Rectangle 8">
          <svg:title/>
          <svg:desc/>
          <text:p text:style-name="a1065" text:class-names="" text:cond-style-name=""><text:span text:style-name="a1064" text:class-names="">Project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5878in" svg:width="1.37835in" svg:height="0.38819in" draw:id="id348" draw:layer="Master1-bg" draw:style-name="a1069" draw:name="Rectangle 9">
          <svg:title/>
          <svg:desc/>
          <text:p text:style-name="a1068" text:class-names="" text:cond-style-name=""><text:span text:style-name="a1067" text:class-names="">Name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06in" svg:y="0.9815in" svg:width="1.37835in" svg:height="0.3937in" draw:id="id349" draw:layer="Master1-bg" draw:style-name="a1072" draw:name="Rectangle 10">
          <svg:title/>
          <svg:desc/>
          <text:p text:style-name="a1071" text:class-names="" text:cond-style-name=""><text:span text:style-name="a1070" text:class-names="">Status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19449in" svg:width="4.13189in" svg:height="0.3937in" draw:id="id350" draw:layer="Master1-bg" draw:style-name="a1079" draw:name="Rectangle 11">
          <svg:title/>
          <svg:desc/>
          <text:p text:style-name="a1078" text:class-names="" text:cond-style-name=""><text:span text:style-name="a1073" text:class-names="">Data Science PJ<text:s text:c="1"/></text:span><text:span text:style-name="a1074" text:class-names="">SoSe</text:span><text:span text:style-name="a1075" text:class-names=""><text:s text:c="1"/></text:span><text:span text:style-name="a1076" text:class-names="">2022</text:span><text:span text:style-name="a10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5878in" svg:width="4.13189in" svg:height="0.38819in" draw:id="id351" draw:layer="Master1-bg" draw:style-name="a1082" draw:name="Rectangle 12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748in" svg:y="0.97992in" svg:width="1.37677in" svg:height="0.3937in" draw:id="id352" draw:layer="Master1-bg" draw:style-name="a1085" draw:name="Rectangle 32">
          <svg:title/>
          <svg:desc/>
          <text:p text:style-name="a1084" text:class-names="" text:cond-style-name=""><text:span text:style-name="a1083" text:class-names="">Over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315in" svg:y="0.9815in" svg:width="1.37677in" svg:height="0.3937in" draw:id="id353" draw:layer="Master1-bg" draw:style-name="a1088" draw:name="Rectangle 33">
          <svg:title/>
          <svg:desc/>
          <text:p text:style-name="a1087" text:class-names="" text:cond-style-name=""><text:span text:style-name="a1086" text:class-names="">Schedu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2992in" svg:y="0.9815in" svg:width="1.37677in" svg:height="0.3937in" draw:id="id354" draw:layer="Master1-bg" draw:style-name="a1091" draw:name="Rectangle 34">
          <svg:title/>
          <svg:desc/>
          <text:p text:style-name="a1090" text:class-names="" text:cond-style-name=""><text:span text:style-name="a1089" text:class-names="">Quality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6" draw:id="id328">
        <svg:title/>
        <svg:desc/>
        <draw:custom-shape svg:x="5.67205in" svg:y="1.77087in" svg:width="5.11614in" svg:height="1.25866in" draw:id="id345" draw:layer="Master1-bg" draw:style-name="a1060" draw:name="Rectangle 35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1.53465in" svg:width="2.36102in" svg:height="0.31417in" draw:id="id346" draw:layer="Master1-bg" draw:style-name="a1063" draw:name="Rectangle 45">
          <svg:title/>
          <svg:desc/>
          <text:p text:style-name="a1062" text:class-names="" text:cond-style-name=""><text:span text:style-name="a1061" text:class-names="">Problem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5" draw:id="id329">
        <svg:title/>
        <svg:desc/>
        <draw:custom-shape svg:x="5.67205in" svg:y="3.33976in" svg:width="5.11614in" svg:height="2.72795in" draw:id="id343" draw:layer="Master1-bg" draw:style-name="a1054" draw:name="Rectangle 50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78in" svg:y="3.18937in" svg:width="3.48071in" svg:height="0.35787in" draw:id="id344" draw:layer="Master1-bg" draw:style-name="a1057" draw:name="Rectangle 51">
          <svg:title/>
          <svg:desc/>
          <text:p text:style-name="a1056" text:class-names="" text:cond-style-name=""><text:span text:style-name="a1055" text:class-names="">Assistance / Question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3" draw:id="id330">
        <svg:title/>
        <svg:desc/>
        <draw:custom-shape svg:x="0.2378in" svg:y="1.77087in" svg:width="5.11614in" svg:height="2.95157in" draw:id="id341" draw:layer="Master1-bg" draw:style-name="a1048" draw:name="Rectangle 42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1.53465in" svg:width="2.36102in" svg:height="0.31417in" draw:id="id342" draw:layer="Master1-bg" draw:style-name="a1051" draw:name="Rectangle 54">
          <svg:title/>
          <svg:desc/>
          <text:p text:style-name="a1050" text:class-names="" text:cond-style-name=""><text:span text:style-name="a1049" text:class-names="">Last Week D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69" draw:id="id331">
        <svg:title/>
        <svg:desc/>
        <draw:custom-shape svg:x="5.67205in" svg:y="6.35591in" svg:width="5.11614in" svg:height="1.71535in" draw:id="id339" draw:layer="Master1-bg" draw:style-name="a1042" draw:name="Rectangle 59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842in" svg:y="6.2189in" svg:width="2.36102in" svg:height="0.31378in" draw:id="id340" draw:layer="Master1-bg" draw:style-name="a1045" draw:name="Rectangle 60">
          <svg:title/>
          <svg:desc/>
          <text:p text:style-name="a1044" text:class-names="" text:cond-style-name=""><text:span text:style-name="a1043" text:class-names="">Remarks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70" draw:id="id332">
        <svg:title/>
        <svg:desc/>
        <draw:custom-shape svg:x="0.2378in" svg:y="5.11614in" svg:width="5.11614in" svg:height="2.95157in" draw:id="id337" draw:layer="Master1-bg" draw:style-name="a1036" draw:name="Rectangle 62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457in" svg:y="4.88031in" svg:width="2.36102in" svg:height="0.31417in" draw:id="id338" draw:layer="Master1-bg" draw:style-name="a1039" draw:name="Rectangle 63">
          <svg:title/>
          <svg:desc/>
          <text:p text:style-name="a1038" text:class-names="" text:cond-style-name=""><text:span text:style-name="a1037" text:class-names="">This Week Plan</text:span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33" draw:layer="Master1-bg" draw:style-name="a1011" draw:name="Bild 1" svg:x="7.46024in" svg:y="0.13898in" svg:width="3.36299in" svg:height="0.54685in" style:rel-width="scale" style:rel-height="scale">
        <draw:image xlink:href="media/image1.jpg" xlink:type="simple" xlink:show="embed" xlink:actuate="onLoad"/>
        <svg:title/>
        <svg:desc>DAI-logo+TU.jpg</svg:desc>
      </draw:frame>
      <draw:custom-shape svg:x="6.4878in" svg:y="0.82638in" svg:width="1.62323in" svg:height="0.39409in" draw:id="id334" draw:layer="Master1-bg" draw:style-name="a1014" draw:name="Rectangle 26">
        <svg:title/>
        <svg:desc/>
        <text:p text:style-name="a1013" text:class-names="" text:cond-style-name=""><text:span text:style-name="a1012" text:class-names="">Date: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5" presentation:style-name="a1017" draw:name="Vertikaler Titel 1" svg:x="7.99488in" svg:y="0.3315in" svg:width="2.47913in" svg:height="7.05551in" presentation:class="title" presentation:placeholder="false">
        <draw:text-box>
          <text:p text:style-name="a1016" text:class-names="" text:cond-style-name=""><text:span text:style-name="a1015" text:class-names="">Titelmasterformat durch Klicken bearbeiten</text:span></text:p>
        </draw:text-box>
        <svg:title/>
        <svg:desc/>
      </draw:frame>
      <draw:frame draw:id="id336" presentation:style-name="a1033" draw:name="Vertikaler Textplatzhalter 2" svg:x="0.55197in" svg:y="0.3315in" svg:width="7.27598in" svg:height="7.05551in" presentation:class="outlin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Textmasterformat bearbeiten</text:span></text:p>
            </text:list-item>
          </text:list>
          <text:list text:style-name="a1023">
            <text:list-item>
              <text:list text:style-name="a1023">
                <text:list-item>
                  <text:p text:style-name="a1022" text:class-names="" text:cond-style-name=""><text:span text:style-name="a1021" text:class-names="">Zweite Ebene</text:span></text:p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p text:style-name="a1025" text:class-names="" text:cond-style-name=""><text:span text:style-name="a102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p text:style-name="a1028" text:class-names="" text:cond-style-name=""><text:span text:style-name="a102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2">
            <text:list-item>
              <text:list text:style-name="a1032">
                <text:list-item>
                  <text:list text:style-name="a1032">
                    <text:list-item>
                      <text:list text:style-name="a1032">
                        <text:list-item>
                          <text:list text:style-name="a1032">
                            <text:list-item>
                              <text:p text:style-name="a1031" text:class-names="" text:cond-style-name=""><text:span text:style-name="a103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08">
        <draw:page-thumbnail svg:x="1.21063in" svg:y="0.88858in" svg:width="5.84567in" svg:height="4.38425in" presentation:class="page" draw:id="id27" presentation:style-name="a1092" draw:name="Slide Image Placeholder 1">
          <svg:title/>
          <svg:desc/>
        </draw:page-thumbnail>
        <draw:frame draw:id="id28" presentation:style-name="a1095" draw:name="Notes Placeholder 2" svg:x="0.82677in" svg:y="5.55394in" svg:width="6.61378in" svg:height="5.26142in" presentation:class="notes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29" presentation:style-name="a1098" draw:name="Header Placeholder 3" svg:x="0in" svg:y="0in" svg:width="3.5878in" svg:height="0.58425in" presentation:class="header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30" presentation:style-name="a1101" draw:name="Date Placeholder 4" svg:x="4.67953in" svg:y="0in" svg:width="3.5878in" svg:height="0.58425in" presentation:class="date-time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31" presentation:style-name="a1104" draw:name="Footer Placeholder 5" svg:x="0in" svg:y="11.10827in" svg:width="3.5878in" svg:height="0.58425in" presentation:class="footer" presentation:placeholder="false">
          <draw:text-box>
            <text:p text:style-name="a1103" text:class-names="" text:cond-style-name=""><text:span text:style-name="a1102" text:class-names=""/></text:p>
          </draw:text-box>
          <svg:title/>
          <svg:desc/>
        </draw:frame>
        <draw:frame draw:id="id32" presentation:style-name="a1107" draw:name="Slide Number Placeholder 6" svg:x="4.67953in" svg:y="11.10827in" svg:width="3.5878in" svg:height="0.58425in" presentation:class="page-number" presentation:placeholder="false">
          <draw:text-box>
            <text:p text:style-name="a1106" text:class-names="" text:cond-style-name=""><text:span text:style-name="a110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09">
      <draw:frame draw:id="id355" presentation:style-name="a1112" draw:name="Header Placeholder 1" svg:x="0in" svg:y="0in" svg:width="3.5878in" svg:height="0.58425in" presentation:class="header" presentation:placeholder="false">
        <draw:text-box>
          <text:p text:style-name="a1111" text:class-names="" text:cond-style-name=""><text:span text:style-name="a1110" text:class-names=""/></text:p>
        </draw:text-box>
        <svg:title/>
        <svg:desc/>
      </draw:frame>
      <draw:frame draw:id="id356" presentation:style-name="a1115" draw:name="Date Placeholder 2" svg:x="4.67953in" svg:y="0in" svg:width="3.5878in" svg:height="0.58425in" presentation:class="date-time" presentation:placeholder="false">
        <draw:text-box>
          <text:p text:style-name="a1114" text:class-names="" text:cond-style-name=""><text:span text:style-name="a1113" text:class-names=""/></text:p>
        </draw:text-box>
        <svg:title/>
        <svg:desc/>
      </draw:frame>
      <draw:frame draw:id="id357" presentation:style-name="a1118" draw:name="Footer Placeholder 3" svg:x="0in" svg:y="11.10827in" svg:width="3.5878in" svg:height="0.58425in" presentation:class="footer" presentation:placeholder="false">
        <draw:text-box>
          <text:p text:style-name="a1117" text:class-names="" text:cond-style-name=""><text:span text:style-name="a1116" text:class-names=""/></text:p>
        </draw:text-box>
        <svg:title/>
        <svg:desc/>
      </draw:frame>
      <draw:frame draw:id="id358" presentation:style-name="a1121" draw:name="Slide Number Placeholder 4" svg:x="4.67953in" svg:y="11.10827in" svg:width="3.5878in" svg:height="0.58425in" presentation:class="page-number" presentation:placeholder="false">
        <draw:text-box>
          <text:p text:style-name="a1120" text:class-names="" text:cond-style-name=""><text:span text:style-name="a111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kt Status</dc:title>
    <dc:subject>IRML Projekt: Semantic Search / IRS</dc:subject>
    <meta:initial-creator>AL</meta:initial-creator>
    <dc:creator>Andreas Lommatzsch</dc:creator>
    <meta:creation-date>2007-04-26T09:22:43Z</meta:creation-date>
    <dc:date>2022-05-04T09:28:10Z</dc:date>
    <meta:template xlink:href="PIA_Review" xlink:type="simple"/>
    <meta:editing-cycles>22</meta:editing-cycles>
    <meta:editing-duration>PT0S</meta:editing-duration>
    <meta:document-statistic meta:paragraph-count="11" meta:word-count="21"/>
  </office:meta>
</office:document-meta>
</file>